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21" style:family="table-column">
      <style:table-column-properties fo:break-before="auto" style:column-width="0.672in"/>
    </style:style>
    <style:style style:name="co22" style:family="table-column">
      <style:table-column-properties fo:break-before="auto" style:column-width="1.6925in"/>
    </style:style>
    <style:style style:name="co23" style:family="table-column">
      <style:table-column-properties fo:break-before="auto" style:column-width="0.8189in"/>
    </style:style>
    <style:style style:name="co24" style:family="table-column">
      <style:table-column-properties fo:break-before="auto" style:column-width="1.7693in"/>
    </style:style>
    <style:style style:name="co25" style:family="table-column">
      <style:table-column-properties fo:break-before="auto" style:column-width="1.9008in"/>
    </style:style>
    <style:style style:name="co26" style:family="table-column">
      <style:table-column-properties fo:break-before="auto" style:column-width="1.9047in"/>
    </style:style>
    <style:style style:name="co27" style:family="table-column">
      <style:table-column-properties fo:break-before="auto" style:column-width="2.0756in"/>
    </style:style>
    <style:style style:name="co28" style:family="table-column">
      <style:table-column-properties fo:break-before="auto" style:column-width="2.5492in"/>
    </style:style>
    <style:style style:name="co29" style:family="table-column">
      <style:table-column-properties fo:break-before="auto" style:column-width="1.8618in"/>
    </style:style>
    <style:style style:name="co30" style:family="table-column">
      <style:table-column-properties fo:break-before="auto" style:column-width="0.5846in"/>
    </style:style>
    <style:style style:name="co31" style:family="table-column">
      <style:table-column-properties fo:break-before="auto" style:column-width="1.4047in"/>
    </style:style>
    <style:style style:name="co32" style:family="table-column">
      <style:table-column-properties fo:break-before="auto" style:column-width="1.5291in"/>
    </style:style>
    <style:style style:name="co33" style:family="table-column">
      <style:table-column-properties fo:break-before="auto" style:column-width="1.9945in"/>
    </style:style>
    <style:style style:name="co34" style:family="table-column">
      <style:table-column-properties fo:break-before="auto" style:column-width="0.4819in"/>
    </style:style>
    <style:style style:name="co35" style:family="table-column">
      <style:table-column-properties fo:break-before="auto" style:column-width="1.8508in"/>
    </style:style>
    <style:style style:name="co36" style:family="table-column">
      <style:table-column-properties fo:break-before="auto" style:column-width="0.7075in"/>
    </style:style>
    <style:style style:name="co37" style:family="table-column">
      <style:table-column-properties fo:break-before="auto" style:column-width="1.0256in"/>
    </style:style>
    <style:style style:name="co38" style:family="table-column">
      <style:table-column-properties fo:break-before="auto" style:column-width="1.9693in"/>
    </style:style>
    <style:style style:name="co39" style:family="table-column">
      <style:table-column-properties fo:break-before="auto" style:column-width="2.3134in"/>
    </style:style>
    <style:style style:name="co40" style:family="table-column">
      <style:table-column-properties fo:break-before="auto" style:column-width="1.7862in"/>
    </style:style>
    <style:style style:name="co41" style:family="table-column">
      <style:table-column-properties fo:break-before="auto" style:column-width="1.1783in"/>
    </style:style>
    <style:style style:name="co45" style:family="table-column">
      <style:table-column-properties fo:break-before="auto" style:column-width="1.7543in"/>
    </style:style>
    <style:style style:name="co46" style:family="table-column">
      <style:table-column-properties fo:break-before="auto" style:column-width="1.6965in"/>
    </style:style>
    <style:style style:name="co47" style:family="table-column">
      <style:table-column-properties fo:break-before="auto" style:column-width="0.6362in"/>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32" style:family="table-row">
      <style:table-row-properties style:row-height="0.2071in" fo:break-before="auto" style:use-optimal-row-height="false"/>
    </style:style>
    <style:style style:name="ro12" style:family="table-row">
      <style:table-row-properties style:row-height="0.1965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19" style:family="table-row">
      <style:table-row-properties style:row-height="0.1945in" fo:break-before="auto" style:use-optimal-row-height="tru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2071in" fo:break-before="auto" style:use-optimal-row-height="true"/>
    </style:style>
    <style:style style:name="ro34" style:family="table-row">
      <style:table-row-properties style:row-height="0.2791in" fo:break-before="auto" style:use-optimal-row-height="false"/>
    </style:style>
    <style:style style:name="ro35" style:family="table-row">
      <style:table-row-properties style:row-height="2.5075in" fo:break-before="auto" style:use-optimal-row-height="true"/>
    </style:style>
    <style:style style:name="ro36" style:family="table-row">
      <style:table-row-properties style:row-height="0.798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1091in" fo:break-before="auto" style:use-optimal-row-height="true"/>
    </style:style>
    <style:style style:name="ro39" style:family="table-row">
      <style:table-row-properties style:row-height="0.4866in" fo:break-before="auto" style:use-optimal-row-height="true"/>
    </style:style>
    <style:style style:name="ro41" style:family="table-row">
      <style:table-row-properties style:row-height="0.7252in" fo:break-before="auto" style:use-optimal-row-height="false"/>
    </style:style>
    <style:style style:name="ro42" style:family="table-row">
      <style:table-row-properties style:row-height="0.953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1791in" fo:break-before="auto" style:use-optimal-row-height="true"/>
    </style:style>
    <style:style style:name="ro45" style:family="table-row">
      <style:table-row-properties style:row-height="2.6634in" fo:break-before="auto" style:use-optimal-row-height="true"/>
    </style:style>
    <style:style style:name="ro46" style:family="table-row">
      <style:table-row-properties style:row-height="2.1972in" fo:break-before="auto" style:use-optimal-row-height="true"/>
    </style:style>
    <style:style style:name="ro47" style:family="table-row">
      <style:table-row-properties style:row-height="1.5236in" fo:break-before="auto" style:use-optimal-row-height="false"/>
    </style:style>
    <style:style style:name="ro48" style:family="table-row">
      <style:table-row-properties style:row-height="1.7307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0465in" fo:break-before="auto" style:use-optimal-row-height="false"/>
    </style:style>
    <style:style style:name="ro51" style:family="table-row">
      <style:table-row-properties style:row-height="1.5752in" fo:break-before="auto" style:use-optimal-row-height="true"/>
    </style:style>
    <style:style style:name="ro52" style:family="table-row">
      <style:table-row-properties style:row-height="2.3528in" fo:break-before="auto" style:use-optimal-row-height="true"/>
    </style:style>
    <style:style style:name="ro53" style:family="table-row">
      <style:table-row-properties style:row-height="2.0417in" fo:break-before="auto" style:use-optimal-row-height="true"/>
    </style:style>
    <style:style style:name="ro54" style:family="table-row">
      <style:table-row-properties style:row-height="2.8189in" fo:break-before="auto" style:use-optimal-row-height="true"/>
    </style:style>
    <style:style style:name="ro5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font-name="Arial" fo:font-size="10pt" fo:font-weight="normal"/>
    </style:style>
    <style:style style:name="ce15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font-name="Arial"/>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ext-properties style:font-name="Arial" fo:font-size="10pt"/>
    </style:style>
    <style:style style:name="ce179" style:family="table-cell" style:parent-style-name="Default">
      <style:table-cell-properties fo:wrap-option="wrap"/>
      <style:text-properties style:font-name="Arial" fo:font-size="10pt" style:font-name-asian="Tahoma" style:font-size-asian="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8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4" style:family="table-cell" style:parent-style-name="Default">
      <style:table-cell-properties fo:wrap-option="wrap"/>
      <style:text-properties style:font-name="Arial" fo:font-size="10pt"/>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6"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8"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9"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14" style:family="table-cell" style:parent-style-name="Default">
      <style:table-cell-properties fo:wrap-option="wrap" fo:border="0.06pt solid #000000"/>
      <style:text-properties fo:color="#000000" style:font-name="Arial" fo:font-size="10pt" fo:font-weight="bold"/>
    </style:style>
    <style:style style:name="ce215"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1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1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2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2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2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2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3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1"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33"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34"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3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8"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9"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0"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41"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4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4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46"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47" style:family="table-cell" style:parent-style-name="Default">
      <style:table-cell-properties fo:wrap-option="wrap" style:vertical-align="top"/>
      <style:text-properties style:font-name="Arial" fo:font-size="10pt" style:font-name-asian="Arial" style:font-size-asian="10pt"/>
    </style:style>
    <style:style style:name="ce2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0"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1"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2"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53"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4"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5"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6"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7"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8"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59" style:family="table-cell" style:parent-style-name="Default">
      <style:table-cell-properties fo:border="0.51pt solid #000000" fo:padding-bottom="0.0193in" fo:padding-left="0.0138in" fo:padding-right="0.0138in" fo:padding-top="0.0193in"/>
    </style:style>
    <style:style style:name="ce2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2"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3"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4"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5" style:family="table-cell" style:parent-style-name="Default">
      <style:table-cell-properties fo:wrap-option="wrap"/>
      <style:text-properties style:font-name="Arial" fo:font-size="10pt" style:font-name-asian="Arial" style:font-size-asian="10pt"/>
    </style:style>
    <style:style style:name="ce266"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6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6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7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7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72" style:family="table-cell" style:parent-style-name="Default">
      <style:table-cell-properties fo:wrap-option="wrap"/>
      <style:text-properties style:use-window-font-color="true" style:font-name="Arial" fo:font-size="10pt" style:font-name-asian="Tahoma" style:font-size-asian="10pt"/>
    </style:style>
    <style:style style:name="ce27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74" style:family="table-cell" style:parent-style-name="Default">
      <style:table-cell-properties fo:background-color="transparent" fo:wrap-option="wrap"/>
      <style:text-properties style:use-window-font-color="true" style:font-name="Arial" fo:font-size="10pt"/>
    </style:style>
    <style:style style:name="ce275" style:family="table-cell" style:parent-style-name="Default">
      <style:table-cell-properties fo:background-color="#cfe7e5"/>
      <style:text-properties style:use-window-font-color="true"/>
    </style:style>
    <style:style style:name="ce276" style:family="table-cell" style:parent-style-name="Default">
      <style:table-cell-properties fo:background-color="#ffffff"/>
    </style:style>
    <style:style style:name="ce277" style:family="table-cell" style:parent-style-name="Default">
      <style:table-cell-properties fo:background-color="#cfe7e5"/>
    </style:style>
    <style:style style:name="ce278" style:family="table-cell" style:parent-style-name="Default">
      <style:table-cell-properties fo:background-color="transparent" fo:border="0.06pt solid #000000"/>
      <style:text-properties fo:color="#000000" style:font-name="Arial" fo:font-size="10pt"/>
    </style:style>
    <style:style style:name="ce27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8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8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8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8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8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8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style:text-align-source="value-type" style:repeat-content="false" style:vertical-align="top"/>
      <style:text-properties style:font-name="Arial" fo:font-size="10pt"/>
    </style:style>
    <style:style style:name="ce30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4"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0"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4"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5"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6"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17"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8" style:family="table-cell" style:parent-style-name="Default">
      <style:table-cell-properties fo:border="0.06pt solid #000000"/>
      <style:text-properties style:font-name="Arial" fo:font-size="10pt"/>
    </style:style>
    <style:style style:name="ce319"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20"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1"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2"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23"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24"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25" style:family="table-cell" style:parent-style-name="Default">
      <style:table-cell-properties fo:background-color="#ffffff" style:text-align-source="value-type" style:repeat-content="false" style:vertical-align="top"/>
      <style:text-properties style:font-name="Arial" fo:font-size="10pt"/>
    </style:style>
    <style:style style:name="ce326" style:family="table-cell" style:parent-style-name="Default">
      <style:text-properties style:font-name="Arial" fo:font-size="10pt" style:font-size-asian="10pt" style:font-size-complex="10pt"/>
    </style:style>
    <style:style style:name="ce327" style:family="table-cell" style:parent-style-name="Default">
      <style:table-cell-properties fo:wrap-option="wrap"/>
      <style:text-properties style:font-name="Arial" fo:font-size="10pt" style:font-name-asian="Tahoma" style:font-size-asian="10pt" style:font-size-complex="10pt"/>
    </style:style>
    <style:style style:name="ce32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2"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3"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3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37"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3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39"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4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4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4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table-cell-properties fo:wrap-option="wrap"/>
      <style:text-properties style:font-name="Arial" fo:font-size="10pt" style:font-size-asian="10pt" style:font-size-complex="10pt"/>
    </style:style>
    <style:style style:name="ce34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8"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49"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0"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6"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57"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5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62"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63"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6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6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66"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68" style:family="table-cell" style:parent-style-name="Default">
      <style:table-cell-properties fo:border="0.06pt solid #000000" style:vertical-align="top"/>
      <style:text-properties style:font-name="Arial" fo:font-size="10pt"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0"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7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2"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73"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74"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75"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6" style:family="table-cell" style:parent-style-name="Default">
      <style:table-cell-properties fo:border="0.51pt solid #000000" style:vertical-align="top"/>
      <style:text-properties style:font-name="Arial" fo:font-size="10pt" style:font-size-asian="10pt" style:font-size-complex="10pt"/>
    </style:style>
    <style:style style:name="ce37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79"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0"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8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82"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83"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84"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85" style:family="table-cell" style:parent-style-name="Default">
      <style:table-cell-properties fo:wrap-option="wrap" style:vertical-align="top"/>
      <style:text-properties style:font-name="Arial" fo:font-size="10pt" style:font-name-asian="Arial" style:font-size-asian="10pt" style:font-size-complex="10pt"/>
    </style:style>
    <style:style style:name="ce3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89"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90"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91"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92"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93"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94" style:family="table-cell" style:parent-style-name="Default">
      <style:table-cell-properties fo:border="0.51pt solid #000000"/>
      <style:text-properties style:font-name="Arial" fo:font-size="10pt" style:font-size-asian="10pt" style:font-size-complex="10pt"/>
    </style:style>
    <style:style style:name="ce395" style:family="table-cell" style:parent-style-name="Default">
      <style:table-cell-properties fo:background-color="#cfe7e5" fo:border="0.51pt solid #000000"/>
      <style:text-properties style:font-name="Arial" fo:font-size="10pt" style:font-size-asian="10pt" style:font-size-complex="10pt"/>
    </style:style>
    <style:style style:name="ce39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9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98"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99"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00"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01"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02" style:family="table-cell" style:parent-style-name="Default">
      <style:table-cell-properties fo:wrap-option="wrap"/>
      <style:text-properties style:font-name="Arial" fo:font-size="10pt" style:font-name-asian="Arial" style:font-size-asian="10pt" style:font-size-complex="10pt"/>
    </style:style>
    <style:style style:name="ce40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04"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05" style:family="table-cell" style:parent-style-name="Default">
      <style:table-cell-properties fo:background-color="#cfe7e5"/>
      <style:text-properties style:font-name="Arial" fo:font-size="10pt" style:font-size-asian="10pt" style:font-size-complex="10pt"/>
    </style:style>
    <style:style style:name="ce406" style:family="table-cell" style:parent-style-name="Default">
      <style:table-cell-properties fo:border="none" style:vertical-align="top"/>
      <style:text-properties style:font-name="Arial" fo:font-size="10pt"/>
    </style:style>
    <style:style style:name="ce407" style:family="table-cell" style:parent-style-name="Default">
      <style:table-cell-properties fo:border="none"/>
      <style:text-properties style:font-name="Arial" fo:font-size="10pt"/>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9" style:family="table-cell" style:parent-style-name="Default">
      <style:table-cell-properties fo:wrap-option="wrap" fo:border="none" style:vertical-align="top"/>
      <style:text-properties style:font-name="Arial" fo:font-size="10pt"/>
    </style:style>
    <style:style style:name="ce410" style:family="table-cell" style:parent-style-name="Default">
      <style:table-cell-properties fo:wrap-option="wrap" fo:border="none"/>
      <style:text-properties style:font-name="Arial" fo:font-size="10pt"/>
    </style:style>
    <style:style style:name="ce411" style:family="table-cell" style:parent-style-name="Default">
      <style:table-cell-properties fo:wrap-option="wrap"/>
    </style:style>
    <style:style style:name="ce412" style:family="table-cell" style:parent-style-name="Default">
      <style:table-cell-properties fo:wrap-option="wrap" style:vertical-align="top"/>
      <style:text-properties style:font-name="Arial" fo:font-size="10pt"/>
    </style:style>
    <style:style style:name="ce413" style:family="table-cell" style:parent-style-name="Default">
      <style:table-cell-properties fo:wrap-option="wrap" style:vertical-align="top"/>
      <style:text-properties style:font-name="Arial" fo:font-size="10pt" style:font-name-asian="Tahoma" style:font-size-asian="10pt"/>
    </style:style>
    <style:style style:name="ce41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16"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17"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18" style:family="table-cell" style:parent-style-name="Default">
      <style:table-cell-properties fo:wrap-option="wrap" style:vertical-align="top"/>
      <style:text-properties style:font-name="Arial" fo:font-size="10pt" fo:font-weight="bold" style:font-name-asian="Tahoma" style:font-size-asian="10pt"/>
    </style:style>
    <style:style style:name="ce419" style:family="table-cell" style:parent-style-name="Default">
      <style:table-cell-properties fo:wrap-option="wrap" fo:border="0.06pt solid #000000" style:vertical-align="top"/>
      <style:text-properties style:font-name="Arial" fo:font-size="10pt" style:font-name-asian="Tahoma" style:font-size-asian="10pt"/>
    </style:style>
    <style:style style:name="ce420" style:family="table-cell" style:parent-style-name="Default">
      <style:table-cell-properties fo:wrap-option="wrap" fo:border="0.06pt solid #000000" style:vertical-align="top"/>
      <style:text-properties style:font-name="Arial" fo:font-size="10pt" fo:font-weight="bold"/>
    </style:style>
    <style:style style:name="ce421"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22" style:family="table-cell" style:parent-style-name="Default">
      <style:table-cell-properties fo:wrap-option="wrap" style:vertical-align="top"/>
    </style:style>
    <style:style style:name="ce423"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24" style:family="table-cell" style:parent-style-name="Default">
      <style:table-cell-properties fo:wrap-option="wrap" fo:border="0.06pt solid #000000" style:vertical-align="top"/>
      <style:text-properties style:font-name="Arial" fo:font-size="10pt"/>
    </style:style>
    <style:style style:name="ce42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26"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50"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52"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53"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54"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55"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56" style:family="table-cell" style:parent-style-name="Default">
      <style:table-cell-properties fo:wrap-option="wrap" fo:border="none"/>
      <style:text-properties style:use-window-font-color="true" style:font-name="Arial" fo:font-size="10pt" style:font-name-asian="Tahoma" style:font-size-asian="10pt"/>
    </style:style>
    <style:style style:name="ce457" style:family="table-cell" style:parent-style-name="Default">
      <style:table-cell-properties fo:wrap-option="wrap" fo:border="0.06pt solid #000000"/>
      <style:text-properties style:font-name="Arial" fo:font-size="10pt" style:font-name-asian="Tahoma" style:font-size-asian="10pt"/>
    </style:style>
    <style:style style:name="ce458" style:family="table-cell" style:parent-style-name="Default">
      <style:table-cell-properties fo:border="0.06pt solid #000000" style:vertical-align="top"/>
      <style:text-properties style:font-name="Arial" fo:font-size="10pt"/>
    </style:style>
    <style:style style:name="ce45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60"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61"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62" style:family="table-cell" style:parent-style-name="Default">
      <style:table-cell-properties fo:wrap-option="wrap"/>
      <style:text-properties style:font-name="Tahoma" fo:font-size="10pt" style:font-name-asian="Tahoma" style:font-size-asian="10pt"/>
    </style:style>
    <style:style style:name="ce463"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64"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65" style:family="table-cell" style:parent-style-name="Default">
      <style:table-cell-properties fo:border="0.06pt solid #000000" style:vertical-align="top"/>
      <style:text-properties style:font-name="Arial" fo:font-size="10pt" fo:font-weight="bold"/>
    </style:style>
    <style:style style:name="ce46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67"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68"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6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7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7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2" style:family="table-cell" style:parent-style-name="Default">
      <style:table-cell-properties fo:wrap-option="wrap" fo:border="0.06pt solid #000000" style:vertical-align="top"/>
      <style:text-properties style:font-name="Arial" fo:font-size="10pt" fo:font-weight="normal"/>
    </style:style>
    <style:style style:name="ce473" style:family="table-cell" style:parent-style-name="Default">
      <style:table-cell-properties fo:wrap-option="wrap" fo:border="0.06pt solid #000000" style:vertical-align="top"/>
      <style:text-properties style:font-name="Arial" fo:font-size="10pt" fo:font-weight="bold" style:font-name-asian="Tahoma"/>
    </style:style>
    <style:style style:name="ce474"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75"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76" style:family="table-cell" style:parent-style-name="Default">
      <style:table-cell-properties fo:wrap-option="wrap" fo:border="0.06pt solid #000000"/>
      <style:text-properties style:font-name="Arial" fo:font-size="10pt" fo:font-weight="bold" style:font-name-asian="Tahoma"/>
    </style:style>
    <style:style style:name="ce477"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7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2"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8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8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88" style:family="table-cell" style:parent-style-name="Default">
      <style:table-cell-properties fo:wrap-option="wrap" fo:border="0.06pt solid #000000"/>
      <style:text-properties style:font-name="Arial" fo:font-size="10pt"/>
    </style:style>
    <style:style style:name="ce48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0"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92" style:family="table-cell" style:parent-style-name="Default">
      <style:table-cell-properties fo:wrap-option="wrap" style:vertical-align="top"/>
      <style:text-properties style:font-name="Arial" fo:font-size="10pt" style:font-name-asian="Tahoma"/>
    </style:style>
    <style:style style:name="ce493" style:family="table-cell" style:parent-style-name="Default">
      <style:table-cell-properties style:vertical-align="top"/>
      <style:text-properties style:font-name="Arial" fo:font-size="10pt"/>
    </style:style>
    <style:style style:name="ce494"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5"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97" style:family="table-cell" style:parent-style-name="Default">
      <style:table-cell-properties fo:background-color="#000080" fo:wrap-option="wrap"/>
      <style:text-properties fo:color="#ffffff" style:font-name="Arial" fo:font-size="10pt" style:font-name-asian="Arial" style:font-size-asian="10pt"/>
    </style:style>
    <style:style style:name="ce498"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99" style:family="table-cell" style:parent-style-name="Default">
      <style:table-cell-properties fo:background-color="transparent"/>
      <style:text-properties style:use-window-font-color="true" style:font-name="Arial" fo:font-size="10pt"/>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fo:font-weight="bold"/>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table:table-column table:style-name="co21" table:default-cell-style-name="ce181"/>
        <table:table-column table:style-name="co22" table:default-cell-style-name="ce190"/>
        <table:table-column table:style-name="co23" table:default-cell-style-name="ce198"/>
        <table:table-column table:style-name="co24" table:default-cell-style-name="ce208"/>
        <table:table-column table:style-name="co25" table:default-cell-style-name="ce216"/>
        <table:table-column table:style-name="co26" table:default-cell-style-name="ce231"/>
        <table:table-column table:style-name="co27" table:default-cell-style-name="ce231"/>
        <table:table-column table:style-name="co28" table:default-cell-style-name="ce231"/>
        <table:table-column table:style-name="co10" table:default-cell-style-name="ce240"/>
        <table:table-column table:style-name="co10" table:default-cell-style-name="ce256"/>
        <table:table-column table:style-name="co10" table:default-cell-style-name="ce262"/>
        <table:table-column table:style-name="co10" table:default-cell-style-name="ce262"/>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Relation</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02])" office:value-type="float" office:value="29" table:number-columns-spanned="3" table:number-rows-spanned="1">
            <text:p>29</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EO_01</text:p>
          </table:table-cell>
          <table:table-cell table:style-name="ce197" office:value-type="float" office:value="1">
            <text:p>1.00</text:p>
          </table:table-cell>
          <table:table-cell table:style-name="ce205" office:value-type="string">
            <text:p>Social/people/Display</text:p>
          </table:table-cell>
          <table:table-cell table:style-name="ce210" office:value-type="string">
            <text:p>Access people page</text:p>
          </table:table-cell>
          <table:table-cell table:style-name="ce228" office:value-type="string">
            <text:p>Step 1: Sign in Social system</text:p>
          </table:table-cell>
          <table:table-cell table:style-name="ce228" office:value-type="string">
            <text:p>- Input valid user name, password and click OK</text:p>
          </table:table-cell>
          <table:table-cell table:style-name="ce228" office:value-type="string">
            <text:p>- Login system successfully</text:p>
          </table:table-cell>
          <table:table-cell table:style-name="ce231" office:value-type="string">
            <text:p>High</text:p>
          </table:table-cell>
          <table:table-cell table:style-name="ce250" table:number-columns-repeated="2"/>
          <table:table-cell/>
          <table:table-cell table:style-name="ce262" table:number-columns-repeated="7"/>
          <table:table-cell table:style-name="ce266" table:number-columns-repeated="227"/>
          <table:table-cell table:style-name="ce274"/>
          <table:table-cell table:number-columns-repeated="9"/>
        </table:table-row>
        <table:table-row table:style-name="ro35">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205" office:value-type="string">
            <text:p>Social/people/Display</text:p>
          </table:table-cell>
          <table:table-cell table:style-name="ce211" office:value-type="string">
            <text:p>Access people page</text:p>
          </table:table-cell>
          <table:table-cell table:style-name="ce228" office:value-type="string">
            <text:p>Step 2: Go to People</text:p>
          </table:table-cell>
          <table:table-cell table:style-name="ce228" office:value-type="string">
            <text:p>- Mouse over PEOPLE menu</text:p>
            <text:p/>
            <text:p>- Select DIRECTORY items</text:p>
          </table:table-cell>
          <table:table-cell table:style-name="ce228"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31" office:value-type="string">
            <text:p>High</text:p>
          </table:table-cell>
          <table:table-cell table:style-name="ce250" table:number-columns-repeated="2"/>
          <table:table-cell/>
          <table:table-cell table:style-name="ce262" table:number-columns-repeated="7"/>
          <table:table-cell table:style-name="ce266" table:number-columns-repeated="227"/>
          <table:table-cell table:style-name="ce274"/>
          <table:table-cell table:number-columns-repeated="9"/>
        </table:table-row>
        <table:table-row table:style-name="ro36">
          <table:table-cell table:formula="of:=IF(MID([.F9];6;1)&gt;MID([.F8];6;1);&quot;&quot;;MAX([.A$7:.A8])+1)" office:value-type="float" office:value="2">
            <text:p>2.00</text:p>
          </table:table-cell>
          <table:table-cell table:style-name="ce191" office:value-type="string">
            <text:p>FNC_SOC_PEO_PEO_02</text:p>
          </table:table-cell>
          <table:table-cell table:style-name="ce197" office:value-type="float" office:value="1">
            <text:p>1.00</text:p>
          </table:table-cell>
          <table:table-cell table:style-name="ce205" office:value-type="string">
            <text:p>Social/people/Invite</text:p>
          </table:table-cell>
          <table:table-cell table:style-name="ce212" office:value-type="string">
            <text:p>Invite User</text:p>
          </table:table-cell>
          <table:table-cell table:style-name="ce228" office:value-type="string">
            <text:p>Step 1: Go to people page</text:p>
          </table:table-cell>
          <table:table-cell table:style-name="ce228" office:value-type="string">
            <text:p>- Login by User1</text:p>
            <text:p/>
            <text:p>- Mouse over PEOPLE menu</text:p>
            <text:p/>
            <text:p>- Select DIRECTORY items</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7">
          <table:table-cell table:formula="of:=IF(MID([.F10];6;1)&gt;MID([.F9];6;1);&quot;&quot;;MAX([.A$7:.A8])+1)">
            <text:p/>
          </table:table-cell>
          <table:table-cell table:style-name="ce191" office:value-type="string">
            <text:p>FNC_SOC_PEO_PEO_02</text:p>
          </table:table-cell>
          <table:table-cell table:formula="of:=IF(MID([.F10];6;1)&gt;MID([.F9];6;1);[.C9];[.C9]+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2: Invite user</text:p>
          </table:table-cell>
          <table:table-cell table:style-name="ce228" office:value-type="string">
            <text:p>- Sent a request to invite User2</text:p>
          </table:table-cell>
          <table:table-cell table:style-name="ce228" office:value-type="string">
            <text:p><text:s/>Send adding request to user successfully</text:p>
            <text:p/>
            <text:p>- Display status “Invitation sent” and change label button into CANCEL REQUEST.</text:p>
            <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1];6;1)&gt;MID([.F10];6;1);&quot;&quot;;MAX([.A$7:.A9])+1)">
            <text:p/>
          </table:table-cell>
          <table:table-cell table:style-name="ce191" office:value-type="string">
            <text:p>FNC_SOC_PEO_PEO_02</text:p>
          </table:table-cell>
          <table:table-cell table:formula="of:=IF(MID([.F11];6;1)&gt;MID([.F10];6;1);[.C10];[.C10]+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3: Check user after invited</text:p>
          </table:table-cell>
          <table:table-cell table:style-name="ce228" office:value-type="string">
            <text:p>- Login by User2 <text:s/></text:p>
            <text:p/>
            <text:p>- Select PEOPLE/ DIRECTORY <text:s/>items </text:p>
          </table:table-cell>
          <table:table-cell table:style-name="ce235" office:value-type="string">
            <text:p>- Login by User2: Display CONFIRM and IGNORE buttons under account User1</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2];6;1)&gt;MID([.F11];6;1);&quot;&quot;;MAX([.A$7:.A10])+1)" office:value-type="float" office:value="3">
            <text:p>3.00</text:p>
          </table:table-cell>
          <table:table-cell table:style-name="ce191" office:value-type="string">
            <text:p>FNC_SOC_PEO_PEO_02</text:p>
          </table:table-cell>
          <table:table-cell table:formula="of:=IF(MID([.F12];6;1)&gt;MID([.F11];6;1);[.C11];[.C11]+1)" office:value-type="float" office:value="2">
            <text:p>2.00</text:p>
          </table:table-cell>
          <table:table-cell table:style-name="ce205" office:value-type="string">
            <text:p>Social/people/Invite</text:p>
          </table:table-cell>
          <table:table-cell table:style-name="ce212" office:value-type="string">
            <text:p>User accept invitation</text:p>
          </table:table-cell>
          <table:table-cell table:style-name="ce228" office:value-type="string">
            <text:p>Step 1: Go to people page</text:p>
          </table:table-cell>
          <table:table-cell table:style-name="ce228" office:value-type="string">
            <text:p>- Sign in by User1</text:p>
            <text:p/>
            <text:p>- Select People/ Directory <text:s/>from Toolbar portlet</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0">
          <table:table-cell table:formula="of:=IF(MID([.F13];6;1)&gt;MID([.F12];6;1);&quot;&quot;;MAX([.A$7:.A11])+1)">
            <text:p/>
          </table:table-cell>
          <table:table-cell table:style-name="ce191" office:value-type="string">
            <text:p>FNC_SOC_PEO_PEO_02</text:p>
          </table:table-cell>
          <table:table-cell table:formula="of:=IF(MID([.F13];6;1)&gt;MID([.F12];6;1);[.C12];[.C12]+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 Invited user successfully</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7">
          <table:table-cell table:formula="of:=IF(MID([.F14];6;1)&gt;MID([.F13];6;1);&quot;&quot;;MAX([.A$7:.A12])+1)">
            <text:p/>
          </table:table-cell>
          <table:table-cell table:style-name="ce191" office:value-type="string">
            <text:p>FNC_SOC_PEO_PEO_02</text:p>
          </table:table-cell>
          <table:table-cell table:formula="of:=IF(MID([.F14];6;1)&gt;MID([.F13];6;1);[.C13];[.C13]+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3: Accept the friend </text:p>
          </table:table-cell>
          <table:table-cell table:style-name="ce228" office:value-type="string">
            <text:p>- Sign in by User2</text:p>
            <text:p/>
            <text:p>- <text:span text:style-name="T9">Select People/ Directory <text:s/>from People Toolbar portlet </text:span></text:p>
            <text:p><text:span text:style-name="T9"/></text:p>
            <text:p><text:span text:style-name="T9">- Click on CONFIRM button.</text:span></text:p>
          </table:table-cell>
          <table:table-cell table:style-name="ce228"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5];6;1)&gt;MID([.F14];6;1);&quot;&quot;;MAX([.A$7:.A13])+1)" office:value-type="float" office:value="4">
            <text:p>4.00</text:p>
          </table:table-cell>
          <table:table-cell table:style-name="ce191" office:value-type="string">
            <text:p>FNC_SOC_PEO_PEO_02</text:p>
          </table:table-cell>
          <table:table-cell table:formula="of:=IF(MID([.F15];6;1)&gt;MID([.F14];6;1);[.C14];[.C14]+1)" office:value-type="float" office:value="3">
            <text:p>3.00</text:p>
          </table:table-cell>
          <table:table-cell table:style-name="ce205" office:value-type="string">
            <text:p>Social/people/Invite</text:p>
          </table:table-cell>
          <table:table-cell table:style-name="ce214" office:value-type="string">
            <text:p>User ignore the invitation </text:p>
          </table:table-cell>
          <table:table-cell table:style-name="ce228" office:value-type="string">
            <text:p>Step 1: Go to people page</text:p>
          </table:table-cell>
          <table:table-cell table:style-name="ce228" office:value-type="string">
            <text:p><text:span text:style-name="T10">- Sign in by User1</text:span></text:p>
            <text:p><text:span text:style-name="T10"/></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0">
          <table:table-cell table:formula="of:=IF(MID([.F16];6;1)&gt;MID([.F15];6;1);&quot;&quot;;MAX([.A$7:.A14])+1)">
            <text:p/>
          </table:table-cell>
          <table:table-cell table:style-name="ce191" office:value-type="string">
            <text:p>FNC_SOC_PEO_PEO_02</text:p>
          </table:table-cell>
          <table:table-cell table:formula="of:=IF(MID([.F16];6;1)&gt;MID([.F15];6;1);[.C15];[.C15]+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Request is sent successfully</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8">
          <table:table-cell table:formula="of:=IF(MID([.F17];6;1)&gt;MID([.F16];6;1);&quot;&quot;;MAX([.A$7:.A15])+1)">
            <text:p/>
          </table:table-cell>
          <table:table-cell table:style-name="ce191" office:value-type="string">
            <text:p>FNC_SOC_PEO_PEO_02</text:p>
          </table:table-cell>
          <table:table-cell table:formula="of:=IF(MID([.F17];6;1)&gt;MID([.F16];6;1);[.C16];[.C16]+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3: User is denied the request adding request.</text:p>
          </table:table-cell>
          <table:table-cell table:style-name="ce235" office:value-type="string">
            <text:p><text:span text:style-name="T11">- Sign in by User2</text:span></text:p>
            <text:p><text:span text:style-name="T12"/></text:p>
            <text:p><text:span text:style-name="T12">- </text:span><text:span text:style-name="T11">Select People/ Directory <text:s/>from People Toolbar portlet </text:span></text:p>
            <text:p><text:span text:style-name="T11"/></text:p>
            <text:p><text:span text:style-name="T11">- Click on IGNORE button.</text:span></text:p>
          </table:table-cell>
          <table:table-cell table:style-name="ce235" office:value-type="string">
            <text:p><text:span text:style-name="T12">- After User2 clicks on DENY button., the relation between two users has not set. </text:span></text:p>
            <text:p><text:span text:style-name="T12"/></text:p>
            <text:p><text:span text:style-name="T12">- IGNORE button will be changed into CONNECT button and CONFIRM button will be lose.</text:span></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6])+1)" office:value-type="float" office:value="5">
            <text:p>5.00</text:p>
          </table:table-cell>
          <table:table-cell table:style-name="ce191" office:value-type="string">
            <text:p>FNC_SOC_PEO_PEO_02</text:p>
          </table:table-cell>
          <table:table-cell table:formula="of:=IF(MID([.F18];6;1)&gt;MID([.F17];6;1);[.C17];[.C17]+1)" office:value-type="float" office:value="4">
            <text:p>4.00</text:p>
          </table:table-cell>
          <table:table-cell table:style-name="ce205" office:value-type="string">
            <text:p>Social/people/Invite</text:p>
          </table:table-cell>
          <table:table-cell table:style-name="ce212" office:value-type="string">
            <text:p>User remove friend request</text:p>
          </table:table-cell>
          <table:table-cell table:style-name="ce228" office:value-type="string">
            <text:p>Step 1: Go to people page</text:p>
          </table:table-cell>
          <table:table-cell table:style-name="ce228" office:value-type="string">
            <text:p>- Sign in system</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6">
          <table:table-cell table:formula="of:=IF(MID([.F19];6;1)&gt;MID([.F18];6;1);&quot;&quot;;MAX([.A$7:.A17])+1)">
            <text:p/>
          </table:table-cell>
          <table:table-cell table:style-name="ce191" office:value-type="string">
            <text:p>FNC_SOC_PEO_PEO_02</text:p>
          </table:table-cell>
          <table:table-cell table:formula="of:=IF(MID([.F19];6;1)&gt;MID([.F18];6;1);[.C18];[.C18]+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2: Invite user</text:p>
          </table:table-cell>
          <table:table-cell table:style-name="ce228" office:value-type="string">
            <text:p>- Select user who has no relation with user to add relation</text:p>
            <text:p>- Click on [Connect]</text:p>
            <text:p>- Login invited user to confirm the connection</text:p>
          </table:table-cell>
          <table:table-cell table:style-name="ce228" office:value-type="string">
            <text:p>- Send friend request to user successfully</text:p>
            <text:p>- Invitation is confirmed. </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20];6;1)&gt;MID([.F19];6;1);&quot;&quot;;MAX([.A$7:.A18])+1)">
            <text:p/>
          </table:table-cell>
          <table:table-cell table:style-name="ce191" office:value-type="string">
            <text:p>FNC_SOC_PEO_PEO_02</text:p>
          </table:table-cell>
          <table:table-cell table:formula="of:=IF(MID([.F20];6;1)&gt;MID([.F19];6;1);[.C19];[.C19]+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3: Remove friend request</text:p>
          </table:table-cell>
          <table:table-cell table:style-name="ce228" office:value-type="string">
            <text:p>- Click on REMOVE CONNECTION button by side the user has been just sent request</text:p>
          </table:table-cell>
          <table:table-cell table:style-name="ce228" office:value-type="string">
            <text:p>Remove Friend request successfully</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9">
          <table:table-cell table:style-name="ce182" table:formula="of:=IF(MID([.F21];6;1)&gt;MID([.F20];6;1);&quot;&quot;;MAX([.A$7:.A19])+1)" office:value-type="float" office:value="6">
            <text:p>6.00</text:p>
          </table:table-cell>
          <table:table-cell table:style-name="ce192" office:value-type="string">
            <text:p>FNC_SOC_PEO_PEO_02</text:p>
          </table:table-cell>
          <table:table-cell table:style-name="ce199" office:value-type="float" office:value="5">
            <text:p>5.00</text:p>
          </table:table-cell>
          <table:table-cell table:style-name="ce206" office:value-type="string">
            <text:p>Social/people/Invite</text:p>
          </table:table-cell>
          <table:table-cell table:style-name="ce217" office:value-type="string">
            <text:p>Create relation with user in your contact </text:p>
          </table:table-cell>
          <table:table-cell table:style-name="ce229" office:value-type="string">
            <text:p>Step 1: Go to people page</text:p>
          </table:table-cell>
          <table:table-cell table:style-name="ce229" office:value-type="string">
            <text:p>- Sign in system</text:p>
            <text:p><text:span text:style-name="T12">- Select People/ Directory <text:s/>from Toolbar portlet</text:span></text:p>
          </table:table-cell>
          <table:table-cell table:style-name="ce238" office:value-type="string">
            <text:p>- Show content of People page</text:p>
          </table:table-cell>
          <table:table-cell table:style-name="ce244" office:value-type="string">
            <text:p>High</text:p>
          </table:table-cell>
          <table:table-cell table:style-name="ce252" office:value-type="string">
            <text:p>Dupplicate ---&gt; Should be removed</text:p>
          </table:table-cell>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9">
          <table:table-cell table:style-name="ce182" table:formula="of:=IF(MID([.F22];6;1)&gt;MID([.F21];6;1);&quot;&quot;;MAX([.A$7:.A20])+1)">
            <text:p/>
          </table:table-cell>
          <table:table-cell table:style-name="ce192" office:value-type="string">
            <text:p>FNC_SOC_PEO_PEO_02</text:p>
          </table:table-cell>
          <table:table-cell table:style-name="ce199" table:formula="of:=IF(MID([.F22];6;1)&gt;MID([.F21];6;1);[.C21];[.C21]+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2: Invite user</text:p>
          </table:table-cell>
          <table:table-cell table:style-name="ce229" office:value-type="string">
            <text:p>- Select user who has no relation with user to add relation</text:p>
            <text:p>- Click on [Invite]</text:p>
          </table:table-cell>
          <table:table-cell table:style-name="ce229" office:value-type="string">
            <text:p><text:s/>Invited user successfully</text:p>
            <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8">
          <table:table-cell table:style-name="ce182" table:formula="of:=IF(MID([.F23];6;1)&gt;MID([.F22];6;1);&quot;&quot;;MAX([.A$7:.A21])+1)">
            <text:p/>
          </table:table-cell>
          <table:table-cell table:style-name="ce192" office:value-type="string">
            <text:p>FNC_SOC_PEO_PEO_02</text:p>
          </table:table-cell>
          <table:table-cell table:style-name="ce199" table:formula="of:=IF(MID([.F23];6;1)&gt;MID([.F22];6;1);[.C22];[.C22]+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3: Accept the friend </text:p>
          </table:table-cell>
          <table:table-cell table:style-name="ce229" office:value-type="string">
            <text:p>- Sign in with user which invited at step 2</text:p>
            <text:p><text:span text:style-name="T12">- Select People/ Directory <text:s/>from Toolbar portlet</text:span></text:p>
            <text:p>- Click on button [accept]</text:p>
          </table:table-cell>
          <table:table-cell table:style-name="ce22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22">
          <table:table-cell table:style-name="ce182" table:formula="of:=IF(MID([.F24];6;1)&gt;MID([.F23];6;1);&quot;&quot;;MAX([.A$7:.A22])+1)">
            <text:p/>
          </table:table-cell>
          <table:table-cell table:style-name="ce192" office:value-type="string">
            <text:p>FNC_SOC_PEO_PEO_02</text:p>
          </table:table-cell>
          <table:table-cell table:style-name="ce199" table:formula="of:=IF(MID([.F24];6;1)&gt;MID([.F23];6;1);[.C23];[.C23]+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4: Re-invited user </text:p>
          </table:table-cell>
          <table:table-cell table:style-name="ce229" office:value-type="string">
            <text:p>- Re-Invited user which selected on step 2</text:p>
          </table:table-cell>
          <table:table-cell table:style-name="ce229" office:value-type="string">
            <text:p>User don't see [Invite] button so can't re-add user into your contact and only show [delete] button</text:p>
            <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6">
          <table:table-cell table:style-name="ce183" table:formula="of:=IF(MID([.F25];6;1)&gt;MID([.F24];6;1);&quot;&quot;;MAX([.A$7:.A23])+1)" office:value-type="float" office:value="7">
            <text:p>7.00</text:p>
          </table:table-cell>
          <table:table-cell table:style-name="ce193" office:value-type="string">
            <text:p>FNC_SOC_PEO_PEO_02</text:p>
          </table:table-cell>
          <table:table-cell table:style-name="ce200" table:formula="of:=IF(MID([.F25];6;1)&gt;MID([.F24];6;1);[.C24];[.C24]+1)" office:value-type="float" office:value="6">
            <text:p>6.00</text:p>
          </table:table-cell>
          <table:table-cell table:style-name="ce207" office:value-type="string">
            <text:p>Social/people/Invite</text:p>
          </table:table-cell>
          <table:table-cell table:style-name="ce219" office:value-type="string">
            <text:p>The both users send friend requests</text:p>
          </table:table-cell>
          <table:table-cell table:style-name="ce230" office:value-type="string">
            <text:p>Step 1: Two users sign in on system on two different browsers</text:p>
          </table:table-cell>
          <table:table-cell table:style-name="ce230" office:value-type="string">
            <text:p>- Two users sign in on system on two different browsers</text:p>
            <text:p>- The both users select People/ Directory <text:s/>from People Toolbar portlet </text:p>
          </table:table-cell>
          <table:table-cell table:style-name="ce239" office:value-type="string">
            <text:p>- Show content of People page</text:p>
          </table:table-cell>
          <table:table-cell table:style-name="ce245" office:value-type="string">
            <text:p>High</text:p>
          </table:table-cell>
          <table:table-cell table:style-name="ce253"/>
          <table:table-cell table:style-name="ce254"/>
          <table:table-cell table:style-name="ce255"/>
          <table:table-cell table:style-name="ce264" table:number-columns-repeated="7"/>
          <table:table-cell table:style-name="ce270" table:number-columns-repeated="228"/>
          <table:table-cell table:style-name="ce276" table:number-columns-repeated="9"/>
        </table:table-row>
        <table:table-row table:style-name="ro41">
          <table:table-cell table:style-name="ce183" table:formula="of:=IF(MID([.F26];6;1)&gt;MID([.F25];6;1);&quot;&quot;;MAX([.A$7:.A24])+1)">
            <text:p/>
          </table:table-cell>
          <table:table-cell table:style-name="ce193" office:value-type="string">
            <text:p>FNC_SOC_PEO_PEO_02</text:p>
          </table:table-cell>
          <table:table-cell table:style-name="ce200" table:formula="of:=IF(MID([.F26];6;1)&gt;MID([.F25];6;1);[.C25];[.C25]+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2: User add other user into contact list</text:p>
          </table:table-cell>
          <table:table-cell table:style-name="ce230" office:value-type="string">
            <text:p>- At the browser 1, users select user who signed in other browser</text:p>
            <text:p>- Click on [Connect] button</text:p>
          </table:table-cell>
          <table:table-cell table:style-name="ce230" office:value-type="string">
            <text:p>Invited user successfully</text:p>
            <text:p/>
          </table:table-cell>
          <table:table-cell table:style-name="ce245" office:value-type="string">
            <text:p>High</text:p>
          </table:table-cell>
          <table:table-cell table:style-name="ce253"/>
          <table:table-cell table:style-name="ce254"/>
          <table:table-cell table:style-name="ce255"/>
          <table:table-cell table:style-name="ce264" table:number-columns-repeated="7"/>
          <table:table-cell table:style-name="ce270" table:number-columns-repeated="228"/>
          <table:table-cell table:style-name="ce276" table:number-columns-repeated="9"/>
        </table:table-row>
        <table:table-row table:style-name="ro36">
          <table:table-cell table:style-name="ce183" table:formula="of:=IF(MID([.F27];6;1)&gt;MID([.F26];6;1);&quot;&quot;;MAX([.A$7:.A25])+1)">
            <text:p/>
          </table:table-cell>
          <table:table-cell table:style-name="ce193" office:value-type="string">
            <text:p>FNC_SOC_PEO_PEO_02</text:p>
          </table:table-cell>
          <table:table-cell table:style-name="ce200" table:formula="of:=IF(MID([.F27];6;1)&gt;MID([.F26];6;1);[.C26];[.C26]+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3: user send Adding request</text:p>
          </table:table-cell>
          <table:table-cell table:style-name="ce230" office:value-type="string">
            <text:p>- At the browser 2, don't click F5.</text:p>
            <text:p>- Select user who has signed in on browser 1</text:p>
            <text:p>- Click [Connect] button</text:p>
          </table:table-cell>
          <table:table-cell table:style-name="ce230" office:value-type="string">
            <text:p>- Show message alert <text:span text:style-name="T15">Invitation is established by another. </text:span></text:p>
            <text:p><text:span text:style-name="T15">- If want to become friend of this user, you must be click [Confirm] button</text:span></text:p>
          </table:table-cell>
          <table:table-cell table:style-name="ce245" office:value-type="string">
            <text:p>High</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4" table:formula="of:=IF(MID([.F28];6;1)&gt;MID([.F27];6;1);&quot;&quot;;MAX([.A$7:.A26])+1)" office:value-type="float" office:value="8">
            <text:p>8.00</text:p>
          </table:table-cell>
          <table:table-cell table:style-name="ce184" office:value-type="string">
            <text:p>FNC_SOC_PEO_PEO_03</text:p>
          </table:table-cell>
          <table:table-cell table:style-name="ce184"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1: Go to people page</text:p>
          </table:table-cell>
          <table:table-cell table:style-name="ce184" office:value-type="string">
            <text:p>- User AAA signs in system</text:p>
            <text:p><text:span text:style-name="T12">- Select People/ Directory <text:s/>from Toolbar portlet</text:span></text:p>
          </table:table-cell>
          <table:table-cell table:style-name="ce184" office:value-type="string">
            <text:p>- Show content of People page</text:p>
          </table:table-cell>
          <table:table-cell table:style-name="ce184" office:value-type="string">
            <text:p>High</text:p>
          </table:table-cell>
          <table:table-cell table:style-name="ce184" office:value-type="string">
            <text:p>Dupplicate ---&gt; Should be removed</text:p>
          </table:table-cell>
          <table:table-cell table:style-name="ce184" table:number-columns-repeated="246"/>
        </table:table-row>
        <table:table-row table:style-name="ro36">
          <table:table-cell table:style-name="ce184" table:formula="of:=IF(MID([.F29];6;1)&gt;MID([.F28];6;1);&quot;&quot;;MAX([.A$7:.A27])+1)">
            <text:p/>
          </table:table-cell>
          <table:table-cell table:style-name="ce184" office:value-type="string">
            <text:p>FNC_SOC_PEO_PEO_03</text:p>
          </table:table-cell>
          <table:table-cell table:style-name="ce184" table:formula="of:=IF(MID([.F29];6;1)&gt;MID([.F28];6;1);[.C28];[.C28]+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2: Add user BBB into friend list</text:p>
          </table:table-cell>
          <table:table-cell table:style-name="ce184" office:value-type="string">
            <text:p>- Clicks [All] on people directory</text:p>
            <text:p>- Select user BBB who has no relation with user AAA and Click on [Invite] button</text:p>
            <text:p/>
          </table:table-cell>
          <table:table-cell table:style-name="ce184" office:value-type="string">
            <text:p>Invited user successfully</text:p>
            <text:p/>
          </table:table-cell>
          <table:table-cell table:style-name="ce184" office:value-type="string">
            <text:p>High</text:p>
          </table:table-cell>
          <table:table-cell table:style-name="ce184" table:number-columns-repeated="247"/>
        </table:table-row>
        <table:table-row table:style-name="ro38">
          <table:table-cell table:style-name="ce184" table:formula="of:=IF(MID([.F30];6;1)&gt;MID([.F29];6;1);&quot;&quot;;MAX([.A$7:.A28])+1)">
            <text:p/>
          </table:table-cell>
          <table:table-cell table:style-name="ce184" office:value-type="string">
            <text:p>FNC_SOC_PEO_PEO_03</text:p>
          </table:table-cell>
          <table:table-cell table:style-name="ce184" table:formula="of:=IF(MID([.F30];6;1)&gt;MID([.F29];6;1);[.C29];[.C29]+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3: Accept the friend </text:p>
          </table:table-cell>
          <table:table-cell table:style-name="ce184" office:value-type="string">
            <text:p>- Sign in with user BBB who invited at step 2</text:p>
            <text:p><text:span text:style-name="T12">- Select People/ Directory <text:s/>from Toolbar portlet</text:span></text:p>
            <text:p>- Click on button [accept]</text:p>
          </table:table-cell>
          <table:table-cell table:style-name="ce18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84" office:value-type="string">
            <text:p>High</text:p>
          </table:table-cell>
          <table:table-cell table:style-name="ce184" table:number-columns-repeated="247"/>
        </table:table-row>
        <table:table-row table:style-name="ro30">
          <table:table-cell table:style-name="ce184" table:formula="of:=IF(MID([.F31];6;1)&gt;MID([.F30];6;1);&quot;&quot;;MAX([.A$7:.A29])+1)">
            <text:p/>
          </table:table-cell>
          <table:table-cell table:style-name="ce184" office:value-type="string">
            <text:p>FNC_SOC_PEO_PEO_03</text:p>
          </table:table-cell>
          <table:table-cell table:style-name="ce184" table:formula="of:=IF(MID([.F31];6;1)&gt;MID([.F30];6;1);[.C30];[.C30]+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4: User removes from the relation</text:p>
          </table:table-cell>
          <table:table-cell table:style-name="ce184" office:value-type="string">
            <text:p>- Back to user AAA</text:p>
            <text:p>- Click [remove relation]</text:p>
          </table:table-cell>
          <table:table-cell table:style-name="ce184" office:value-type="string">
            <text:p>User have no relation</text:p>
          </table:table-cell>
          <table:table-cell table:style-name="ce184" office:value-type="string">
            <text:p>High</text:p>
          </table:table-cell>
          <table:table-cell table:style-name="ce184" table:number-columns-repeated="247"/>
        </table:table-row>
        <table:table-row table:style-name="ro39">
          <table:table-cell table:style-name="ce183" table:formula="of:=IF(MID([.F32];6;1)&gt;MID([.F31];6;1);&quot;&quot;;MAX([.A$7:.A30])+1)" office:value-type="float" office:value="9">
            <text:p>9.00</text:p>
          </table:table-cell>
          <table:table-cell table:style-name="ce193" office:value-type="string">
            <text:p>FNC_SOC_PEO_PEO_03</text:p>
          </table:table-cell>
          <table:table-cell table:style-name="ce200" table:formula="of:=IF(MID([.F32];6;1)&gt;MID([.F31];6;1);[.C31];[.C31]+1)" office:value-type="float" office:value="2">
            <text:p>2.00</text:p>
          </table:table-cell>
          <table:table-cell table:style-name="ce207" office:value-type="string">
            <text:p>Social/people/Remove friend</text:p>
          </table:table-cell>
          <table:table-cell table:style-name="ce219" office:value-type="string">
            <text:p>Check when invitation is deleted by another</text:p>
          </table:table-cell>
          <table:table-cell table:style-name="ce230"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5" office:value-type="string">
            <text:p>Medium</text:p>
          </table:table-cell>
          <table:table-cell table:style-name="ce254" office:value-type="string">
            <text:p>Use 2 browsers</text:p>
          </table:table-cell>
          <table:table-cell table:style-name="ce254"/>
          <table:table-cell table:style-name="ce255" table:number-columns-repeated="8"/>
          <table:table-cell table:style-name="ce271" table:number-columns-repeated="228"/>
          <table:table-cell table:style-name="ce276" table:number-columns-repeated="9"/>
        </table:table-row>
        <table:table-row table:style-name="ro36">
          <table:table-cell table:style-name="ce183" table:formula="of:=IF(MID([.F33];6;1)&gt;MID([.F32];6;1);&quot;&quot;;MAX([.A$7:.A31])+1)">
            <text:p/>
          </table:table-cell>
          <table:table-cell table:style-name="ce193" office:value-type="string">
            <text:p>FNC_SOC_PEO_PEO_03</text:p>
          </table:table-cell>
          <table:table-cell table:style-name="ce200" table:formula="of:=IF(MID([.F33];6;1)&gt;MID([.F32];6;1);[.C32];[.C32]+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ect] button</text:p>
            <text:p/>
          </table:table-cell>
          <table:table-cell table:style-name="ce230" office:value-type="string">
            <text:p>Invited user successfully</text:p>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8">
          <table:table-cell table:style-name="ce183" table:formula="of:=IF(MID([.F34];6;1)&gt;MID([.F33];6;1);&quot;&quot;;MAX([.A$7:.A32])+1)">
            <text:p/>
          </table:table-cell>
          <table:table-cell table:style-name="ce193" office:value-type="string">
            <text:p>FNC_SOC_PEO_PEO_03</text:p>
          </table:table-cell>
          <table:table-cell table:style-name="ce200" table:formula="of:=IF(MID([.F34];6;1)&gt;MID([.F33];6;1);[.C33];[.C33]+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3: Accept the friend </text:p>
          </table:table-cell>
          <table:table-cell table:style-name="ce230" office:value-type="string">
            <text:p>- Sign in with user B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0">
          <table:table-cell table:style-name="ce183" table:formula="of:=IF(MID([.F35];6;1)&gt;MID([.F34];6;1);&quot;&quot;;MAX([.A$7:.A33])+1)">
            <text:p/>
          </table:table-cell>
          <table:table-cell table:style-name="ce193" office:value-type="string">
            <text:p>FNC_SOC_PEO_PEO_03</text:p>
          </table:table-cell>
          <table:table-cell table:style-name="ce200" table:formula="of:=IF(MID([.F35];6;1)&gt;MID([.F34];6;1);[.C34];[.C34]+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4: User removes from the relation</text:p>
          </table:table-cell>
          <table:table-cell table:style-name="ce230" office:value-type="string">
            <text:p>- then user BBB Click on [Remove Connection]</text:p>
          </table:table-cell>
          <table:table-cell table:style-name="ce230" office:value-type="string">
            <text:p>User have no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22">
          <table:table-cell table:style-name="ce183" table:formula="of:=IF(MID([.F36];6;1)&gt;MID([.F35];6;1);&quot;&quot;;MAX([.A$7:.A34])+1)">
            <text:p/>
          </table:table-cell>
          <table:table-cell table:style-name="ce193" office:value-type="string">
            <text:p>FNC_SOC_PEO_PEO_03</text:p>
          </table:table-cell>
          <table:table-cell table:style-name="ce200" table:formula="of:=IF(MID([.F36];6;1)&gt;MID([.F35];6;1);[.C35];[.C35]+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5: Return to user AAA</text:p>
          </table:table-cell>
          <table:table-cell table:style-name="ce230" office:value-type="string">
            <text:p>- Back to user AAA</text:p>
            <text:p><text:span text:style-name="T10">- Select People/ Directory <text:s/>from Toolbar portlet</text:span></text:p>
            <text:p>- Click [Cancel Request]</text:p>
          </table:table-cell>
          <table:table-cell table:style-name="ce230" office:value-type="string">
            <text:p>Show message alert Invitation is removed or deleted by another.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3" table:formula="of:=IF(MID([.F37];6;1)&gt;MID([.F36];6;1);&quot;&quot;;MAX([.A$7:.A35])+1)" office:value-type="float" office:value="10">
            <text:p>10.00</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19" office:value-type="string">
            <text:p>Revoke invitation</text:p>
          </table:table-cell>
          <table:table-cell table:style-name="ce221"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6" office:value-type="string">
            <text:p>High</text:p>
          </table:table-cell>
          <table:table-cell table:style-name="ce255" office:value-type="string">
            <text:p>Use 2 browsers</text:p>
          </table:table-cell>
          <table:table-cell table:style-name="ce255" table:number-columns-repeated="9"/>
          <table:table-cell table:style-name="ce271" table:number-columns-repeated="228"/>
          <table:table-cell table:style-name="ce276" table:number-columns-repeated="9"/>
        </table:table-row>
        <table:table-row table:style-name="ro36">
          <table:table-cell table:style-name="ce183" table:formula="of:=IF(MID([.F38];6;1)&gt;MID([.F37];6;1);&quot;&quot;;MAX([.A$7:.A36])+1)">
            <text:p/>
          </table:table-cell>
          <table:table-cell table:style-name="ce193" office:value-type="string">
            <text:p>FNC_SOC_PEO_PEO_04</text:p>
          </table:table-cell>
          <table:table-cell table:style-name="ce200" table:formula="of:=IF(MID([.F38];6;1)&gt;MID([.F37];6;1);[.C37];[.C37]+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nect] button</text:p>
            <text:p/>
          </table:table-cell>
          <table:table-cell table:style-name="ce230" office:value-type="string">
            <text:p>Invited user successfully</text:p>
            <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42">
          <table:table-cell table:style-name="ce183" table:formula="of:=IF(MID([.F39];6;1)&gt;MID([.F38];6;1);&quot;&quot;;MAX([.A$7:.A37])+1)">
            <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3: Accept the friend </text:p>
          </table:table-cell>
          <table:table-cell table:style-name="ce230" office:value-type="string">
            <text:p>- Sign in with user 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Confirm], the relation between two users has set. The user will be added into user's relations user list. </text:p>
            <text:p>- By side each the user, has a [Remove Connection] button</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3" table:formula="of:=IF(MID([.F40];6;1)&gt;MID([.F39];6;1);&quot;&quot;;MAX([.A$7:.A38])+1)">
            <text:p/>
          </table:table-cell>
          <table:table-cell table:style-name="ce193" office:value-type="string">
            <text:p>FNC_SOC_PEO_PEO_04</text:p>
          </table:table-cell>
          <table:table-cell table:style-name="ce200" table:formula="of:=IF(MID([.F40];6;1)&gt;MID([.F39];6;1);[.C39];[.C39]+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4: Cancel Request</text:p>
          </table:table-cell>
          <table:table-cell table:style-name="ce230" office:value-type="string">
            <text:p>- Return to user AAA</text:p>
            <text:p><text:span text:style-name="T10">- Select People/ Directory <text:s/>from People Toolbar portlet</text:span></text:p>
            <text:p>- Select user BBB and click [Cancel Request]</text:p>
          </table:table-cell>
          <table:table-cell table:style-name="ce230" office:value-type="string">
            <text:p>- All people in list is display</text:p>
            <text:p>- The request is cancelled, user B is BBB is not friend, [Cancel Request] button is changed to [Connect]</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39">
          <table:table-cell table:formula="of:=IF(MID([.F41];6;1)&gt;MID([.F40];6;1);&quot;&quot;;MAX([.A$7:.A39])+1)" office:value-type="float" office:value="11">
            <text:p>11.00</text:p>
          </table:table-cell>
          <table:table-cell office:value-type="string">
            <text:p>FNC_SOC_PEO_PEO_05</text:p>
          </table:table-cell>
          <table:table-cell table:style-name="ce197" office:value-type="float" office:value="1">
            <text:p>1.00</text:p>
          </table:table-cell>
          <table:table-cell office:value-type="string">
            <text:p>Social/people/search</text:p>
          </table:table-cell>
          <table:table-cell table:style-name="ce212"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40" office:value-type="string">
            <text:p>Return all existing users in list. Users are ordered by last name.</text:p>
          </table:table-cell>
          <table:table-cell office:value-type="string">
            <text:p>High</text:p>
          </table:table-cell>
          <table:table-cell table:number-columns-repeated="247"/>
        </table:table-row>
        <table:table-row table:style-name="ro39">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212"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2">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32"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9">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212"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2">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9">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212"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2">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22"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2">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23"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22"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3">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23" office:value-type="string">
            <text:p>Search when there is some space into text box</text:p>
          </table:table-cell>
          <table:table-cell table:style-name="ce232"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22"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23"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22"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23"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22"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23"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9">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212"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32"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9">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212"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9">
          <table:table-cell table:style-name="ce184" table:formula="of:=IF(MID([.F63];6;1)&gt;MID([.F62];6;1);&quot;&quot;;MAX([.A$7:.A61])+1)" office:value-type="float" office:value="22">
            <text:p>22.00</text:p>
          </table:table-cell>
          <table:table-cell table:style-name="ce194" office:value-type="string">
            <text:p>FNC_SOC_PEO_PEO_05</text:p>
          </table:table-cell>
          <table:table-cell table:style-name="ce202" table:formula="of:=IF(MID([.F63];6;1)&gt;MID([.F62];6;1);[.C62];[.C62]+1)" office:value-type="float" office:value="12">
            <text:p>12.00</text:p>
          </table:table-cell>
          <table:table-cell table:style-name="ce209" office:value-type="string">
            <text:p>Social/people/search</text:p>
          </table:table-cell>
          <table:table-cell table:style-name="ce224" office:value-type="string">
            <text:p>Search when filter by gender</text:p>
          </table:table-cell>
          <table:table-cell table:style-name="ce233" office:value-type="string">
            <text:p>Step 1: Go to people page</text:p>
          </table:table-cell>
          <table:table-cell table:style-name="ce233" office:value-type="string">
            <text:p>- Log in</text:p>
            <text:p><text:span text:style-name="T14">- Select People/ Directory <text:s/>from Toolbar portlet</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Removed</text:p>
          </table:table-cell>
          <table:table-cell table:style-name="ce257" table:number-columns-repeated="9"/>
          <table:table-cell table:style-name="ce273" table:number-columns-repeated="228"/>
          <table:table-cell table:style-name="ce277" table:number-columns-repeated="9"/>
        </table:table-row>
        <table:table-row table:style-name="ro37">
          <table:table-cell table:style-name="ce184" table:formula="of:=IF(MID([.F64];6;1)&gt;MID([.F63];6;1);&quot;&quot;;MAX([.A$7:.A62])+1)">
            <text:p/>
          </table:table-cell>
          <table:table-cell table:style-name="ce194" office:value-type="string">
            <text:p>FNC_SOC_PEO_PEO_05</text:p>
          </table:table-cell>
          <table:table-cell table:style-name="ce202" table:formula="of:=IF(MID([.F64];6;1)&gt;MID([.F63];6;1);[.C63];[.C63]+1)" office:value-type="float" office:value="12">
            <text:p>12.00</text:p>
          </table:table-cell>
          <table:table-cell table:style-name="ce209" office:value-type="string">
            <text:p>Social/people/search</text:p>
          </table:table-cell>
          <table:table-cell table:style-name="ce225" office:value-type="string">
            <text:p>Search when filter by gender</text:p>
          </table:table-cell>
          <table:table-cell table:style-name="ce233" office:value-type="string">
            <text:p>Step 2: Search user</text:p>
          </table:table-cell>
          <table:table-cell table:style-name="ce233" office:value-type="string">
            <text:p>- On search text box: input some text or kept text box search is null</text:p>
            <text:p>- Click on more: select a type of gender from selected box</text:p>
            <text:p>- Click on icon search or hit Enter on Keyboard</text:p>
          </table:table-cell>
          <table:table-cell table:style-name="ce24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65];6;1)&gt;MID([.F64];6;1);&quot;&quot;;MAX([.A$7:.A63])+1)" office:value-type="float" office:value="23">
            <text:p>23.00</text:p>
          </table:table-cell>
          <table:table-cell table:style-name="ce194" office:value-type="string">
            <text:p>FNC_SOC_PEO_PEO_05</text:p>
          </table:table-cell>
          <table:table-cell table:style-name="ce202" table:formula="of:=IF(MID([.F65];6;1)&gt;MID([.F64];6;1);[.C64];[.C64]+1)" office:value-type="float" office:value="13">
            <text:p>13.00</text:p>
          </table:table-cell>
          <table:table-cell table:style-name="ce209" office:value-type="string">
            <text:p>Social/people/search</text:p>
          </table:table-cell>
          <table:table-cell table:style-name="ce226" office:value-type="string">
            <text:p>Auto suggestion key word when search in space</text:p>
          </table:table-cell>
          <table:table-cell table:style-name="ce233" office:value-type="string">
            <text:p>Step 1: Go to people page</text:p>
          </table:table-cell>
          <table:table-cell table:style-name="ce233" office:value-type="string">
            <text:p><text:span text:style-name="T9">- Log in</text:span></text:p>
            <text:p><text:span text:style-name="T9">- Go to People/ Directory from People Toolbar portlet </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This test case should be updated: Search people</text:p>
          </table:table-cell>
          <table:table-cell table:style-name="ce257" table:number-columns-repeated="9"/>
          <table:table-cell table:style-name="ce273" table:number-columns-repeated="228"/>
          <table:table-cell table:style-name="ce277" table:number-columns-repeated="9"/>
        </table:table-row>
        <table:table-row table:style-name="ro42">
          <table:table-cell table:style-name="ce184" table:formula="of:=IF(MID([.F66];6;1)&gt;MID([.F65];6;1);&quot;&quot;;MAX([.A$7:.A64])+1)">
            <text:p/>
          </table:table-cell>
          <table:table-cell table:style-name="ce194" office:value-type="string">
            <text:p>FNC_SOC_PEO_PEO_05</text:p>
          </table:table-cell>
          <table:table-cell table:style-name="ce202" table:formula="of:=IF(MID([.F66];6;1)&gt;MID([.F65];6;1);[.C65];[.C65]+1)" office:value-type="float" office:value="13">
            <text:p>13.00</text:p>
          </table:table-cell>
          <table:table-cell table:style-name="ce209" office:value-type="string">
            <text:p>Social/people/search</text:p>
          </table:table-cell>
          <table:table-cell table:style-name="ce227" office:value-type="string">
            <text:p>Auto suggestion key word when search in space</text:p>
          </table:table-cell>
          <table:table-cell table:style-name="ce233" office:value-type="string">
            <text:p>Step 2: Search user</text:p>
          </table:table-cell>
          <table:table-cell table:style-name="ce233" office:value-type="string">
            <text:p>- On search text box: <text:s/>input with the text has first char which is the same with first char of name of people or some start letter of keyword is the same with name of the people</text:p>
          </table:table-cell>
          <table:table-cell table:style-name="ce241" office:value-type="string">
            <text:p>It will auto give some suggestion keyword on text box search for user selects</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9">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22"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23"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32"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9">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22"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58" table:number-columns-repeated="10"/>
          <table:table-cell table:style-name="ce179"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23"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High</text:p>
          </table:table-cell>
          <table:table-cell table:style-name="ce258" table:number-columns-repeated="10"/>
          <table:table-cell table:style-name="ce179" table:number-columns-repeated="228"/>
          <table:table-cell table:number-columns-repeated="9"/>
        </table:table-row>
        <table:table-row table:style-name="ro39">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212"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4">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32" office:value-type="string">
            <text:p>Show all exited users satisfy</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4: <text:s/>Check paging when has more than one page</text:p>
          </table:table-cell>
          <table:table-cell table:style-name="ce228" office:value-type="string">
            <text:p>- Click on "Show more contacts ..." <text:s/>link</text:p>
          </table:table-cell>
          <table:table-cell table:style-name="ce228" office:value-type="string">
            <text:p>Display more user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9">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212"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22">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7">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Skill</text:span></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28" office:value-type="string">
            <text:p>- Click "Show more contacts.." link if result is large</text:p>
          </table:table-cell>
          <table:table-cell table:style-name="ce228" office:value-type="string">
            <text:p>Display more friends</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212"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43">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35" office:value-type="string">
            <text:p>- Click "Show more contacts.." link if result is large</text:p>
          </table:table-cell>
          <table:table-cell table:style-name="ce228" office:value-type="string">
            <text:p>Display more invitation list</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212"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35" office:value-type="string">
            <text:p>- Click "Show more contacts.." link if result is large</text:p>
          </table:table-cell>
          <table:table-cell table:style-name="ce228" office:value-type="string">
            <text:p>Move and display correct order and content in each page. </text:p>
            <text:p>If <text:s/>there is smaller 10 page, back 10 pages and next 10 pages icon is disable.</text:p>
            <text:p><text:span text:style-name="T16">If there is smaller than 10 users, don't show icon of next, previous, back 10 pages, next 10 pages icon</text:span></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1" table:default-cell-style-name="ce181"/>
        <table:table-column table:style-name="co29" table:default-cell-style-name="ce279"/>
        <table:table-column table:style-name="co30" table:default-cell-style-name="ce198"/>
        <table:table-column table:style-name="co31" table:default-cell-style-name="ce287"/>
        <table:table-column table:style-name="co32" table:default-cell-style-name="ce212"/>
        <table:table-column table:style-name="co33" table:default-cell-style-name="ce228"/>
        <table:table-column table:style-name="co27" table:default-cell-style-name="ce228"/>
        <table:table-column table:style-name="co28" table:default-cell-style-name="ce228"/>
        <table:table-column table:style-name="co10" table:default-cell-style-name="ce240"/>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Profile</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25])" office:value-type="float" office:value="63" table:number-columns-spanned="3" table:number-rows-spanned="1">
            <text:p>63</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RO_06</text:p>
          </table:table-cell>
          <table:table-cell table:style-name="ce285" office:value-type="float" office:value="1">
            <text:p>1.00</text:p>
          </table:table-cell>
          <table:table-cell office:value-type="string">
            <text:p>Social/people/view profile</text:p>
          </table:table-cell>
          <table:table-cell table:style-name="ce290"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5">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90"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30">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5">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2: Go to my profile page</text:p>
          </table:table-cell>
          <table:table-cell table:style-name="ce235" office:value-type="string">
            <text:p><text:span text:style-name="T12">- Move over account name at corner of the screen and choose</text:span><text:span text:style-name="T17"> Profile</text:span><text:span text:style-name="T12"> page </text:span></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6">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91"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39">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9">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8">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6">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22">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37" office:value-type="string">
            <text:p>- Show content of user's profile page </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47">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12" office:value-type="string">
            <text:p><text:span text:style-name="T21">Show information of BBB, include:</text:span></text:p>
            <text:p><text:span text:style-name="T21">- </text:span><text:span text:style-name="T22">Activity</text:span><text:span text:style-name="T21">: Display all user's activities and activities of user's contact</text:span></text:p>
            <text:p><text:span text:style-name="T22">- Profile:</text:span><text:span text:style-name="T21"> Show all current information 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relations with user</text:spa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90"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9">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8">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8">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oolbar portlet</text:span></text:p>
            <text:p>- Select user who has relation and Click on name of user </text:p>
          </table:table-cell>
          <table:table-cell table:style-name="ce313"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relations with user</text:spa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9">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5">
          <table:table-cell table:formula="of:=IF(MID([.F23];6;1)&gt;MID([.F22];6;1);&quot;&quot;;MAX([.A$7:.A22])+1)" office:value-type="float" office:value="5">
            <text:p>5.00</text:p>
          </table:table-cell>
          <table:table-cell office:value-type="string">
            <text:p>FNC_SOC_PEO_PRO_07</text:p>
          </table:table-cell>
          <table:table-cell table:style-name="ce285" office:value-type="float" office:value="1">
            <text:p>1.00</text:p>
          </table:table-cell>
          <table:table-cell office:value-type="string">
            <text:p>Social/people/edit profile</text:p>
          </table:table-cell>
          <table:table-cell table:style-name="ce290"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6">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91"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50">
          <table:table-cell table:formula="of:=IF(MID([.F25];6;1)&gt;MID([.F24];6;1);&quot;&quot;;MAX([.A$7:.A24])+1)">
            <text:p/>
          </table:table-cell>
          <table:table-cell table:style-name="ce28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2" office:value-type="string">
            <text:p>Step 3: Edit with current position </text:p>
            <text:p>is blank</text:p>
          </table:table-cell>
          <table:table-cell table:style-name="ce309" office:value-type="string">
            <text:p><text:span text:style-name="T18">- Select your current Position and click on [Edit] button</text:span></text:p>
            <text:p>- Clear current value of current position (leave blank)</text:p>
            <text:p>- Click <text:span text:style-name="T7">Save</text:span></text:p>
          </table:table-cell>
          <table:table-cell table:style-name="ce240" office:value-type="string">
            <text:p>“Your current Position” is value default.</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2">
          <table:table-cell table:style-name="ce183" table:formula="of:=IF(MID([.F26];6;1)&gt;MID([.F25];6;1);&quot;&quot;;MAX([.A$7:.A25])+1)">
            <text:p/>
          </table:table-cell>
          <table:table-cell table:style-name="ce281" office:value-type="string">
            <text:p>FNC_SOC_PEO_PRO_07</text:p>
          </table:table-cell>
          <table:table-cell table:style-name="ce200" table:formula="of:=IF(MID([.F26];6;1)&gt;MID([.F25];6;1);[.C25];[.C25]+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3" office:value-type="string">
            <text:p>Step 4: <text:s/>Edit with current position contains special characters in the middle</text:p>
          </table:table-cell>
          <table:table-cell table:style-name="ce310" office:value-type="string">
            <text:p><text:span text:style-name="T19">- Select your current Position and click on [Edit] button</text:span></text:p>
            <text:p>- Change current value of current position with special characters </text:p>
            <text:p>- Click Save</text:p>
          </table:table-cell>
          <table:table-cell table:style-name="ce246"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7">
          <table:table-cell table:style-name="ce183" table:formula="of:=IF(MID([.F27];6;1)&gt;MID([.F26];6;1);&quot;&quot;;MAX([.A$7:.A26])+1)">
            <text:p/>
          </table:table-cell>
          <table:table-cell table:style-name="ce281" office:value-type="string">
            <text:p>FNC_SOC_PEO_PRO_07</text:p>
          </table:table-cell>
          <table:table-cell table:style-name="ce200" table:formula="of:=IF(MID([.F27];6;1)&gt;MID([.F26];6;1);[.C26];[.C26]+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5: Edit with current position starts with invalid characters</text:p>
          </table:table-cell>
          <table:table-cell table:style-name="ce310" office:value-type="string">
            <text:p><text:span text:style-name="T19">- Select your current Position and click on [Edit] button</text:span></text:p>
            <text:p>- Change current value of current position with special character as the first (digit, underscore, dot, dash, @#$%^&amp;)</text:p>
            <text:p>- Click Save</text:p>
          </table:table-cell>
          <table:table-cell table:style-name="ce304"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6">
          <table:table-cell table:style-name="ce183" table:formula="of:=IF(MID([.F28];6;1)&gt;MID([.F27];6;1);&quot;&quot;;MAX([.A$7:.A27])+1)">
            <text:p/>
          </table:table-cell>
          <table:table-cell table:style-name="ce281" office:value-type="string">
            <text:p>FNC_SOC_PEO_PRO_07</text:p>
          </table:table-cell>
          <table:table-cell table:style-name="ce200" table:formula="of:=IF(MID([.F28];6;1)&gt;MID([.F27];6;1);[.C27];[.C27]+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6: Edit with current position contains space</text:p>
          </table:table-cell>
          <table:table-cell table:style-name="ce310" office:value-type="string">
            <text:p><text:span text:style-name="T18">- Select your current Position and click on [Edit] button</text:span></text:p>
            <text:p>- Change current value of current position contains space </text:p>
            <text:p>- Click <text:span text:style-name="T7">Save</text:span></text:p>
          </table:table-cell>
          <table:table-cell table:style-name="ce246" office:value-type="string">
            <text:p>Current position of user has been updated</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42">
          <table:table-cell table:formula="of:=IF(MID([.F29];6;1)&gt;MID([.F28];6;1);&quot;&quot;;MAX([.A$7:.A28])+1)">
            <text:p/>
          </table:table-cell>
          <table:table-cell table:style-name="ce28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5" office:value-type="string">
            <text:p>Step 7: Edit with current postilion with less than 3 or over max length</text:p>
          </table:table-cell>
          <table:table-cell table:style-name="ce309" office:value-type="string">
            <text:p><text:span text:style-name="T18">- Select your current Position and click on [Edit] button</text:span></text:p>
            <text:p>- Change current value of current position with less than 3 or over 30 characters</text:p>
            <text:p>- Click <text:span text:style-name="T7">Save</text:span></text:p>
          </table:table-cell>
          <table:table-cell table:style-name="ce305" office:value-type="string">
            <text:p>Show message alert The length of the text in field "position" must be between "3" and "30" characters. </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0];6;1)&gt;MID([.F29];6;1);&quot;&quot;;MAX([.A$7:.A29])+1)">
            <text:p/>
          </table:table-cell>
          <table:table-cell table:style-name="ce28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6" office:value-type="string">
            <text:p>Step 8: Edit current position</text:p>
          </table:table-cell>
          <table:table-cell table:style-name="ce306" office:value-type="string">
            <text:p>- Select your current Position and click on [Edit] button</text:p>
            <text:p>- Enter the the name of current position</text:p>
            <text:p>- Click on <text:span text:style-name="T7">[Save</text:span>] button</text:p>
          </table:table-cell>
          <table:table-cell table:style-name="ce306" office:value-type="string">
            <text:p>Save the value which user has just ent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5">
          <table:table-cell table:formula="of:=IF(MID([.F31];6;1)&gt;MID([.F30];6;1);&quot;&quot;;MAX([.A$7:.A30])+1)" office:value-type="float" office:value="6">
            <text:p>6.00</text:p>
          </table:table-cell>
          <table:table-cell table:style-name="ce28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94"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6">
          <table:table-cell table:formula="of:=IF(MID([.F32];6;1)&gt;MID([.F31];6;1);&quot;&quot;;MAX([.A$7:.A31])+1)">
            <text:p/>
          </table:table-cell>
          <table:table-cell table:style-name="ce28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3];6;1)&gt;MID([.F32];6;1);&quot;&quot;;MAX([.A$7:.A32])+1)">
            <text:p/>
          </table:table-cell>
          <table:table-cell table:style-name="ce28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table:style-name="ce306" office:value-type="string">
            <text:p>Step 3: Edit current position</text:p>
          </table:table-cell>
          <table:table-cell table:style-name="ce306" office:value-type="string">
            <text:p>- Select your current Position and click on [Edit] button</text:p>
            <text:p>- Enter the the name of current position</text:p>
            <text:p>- Click on <text:span text:style-name="T7">[Cancel</text:span>] button</text:p>
          </table:table-cell>
          <table:table-cell table:style-name="ce305" office:value-type="string">
            <text:p>Return to old current position of us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22">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90"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90"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90"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8">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14" office:value-type="string">
            <text:p>Show message: “The field" La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90"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91"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6];6;1)&gt;MID([.F45];6;1);&quot;&quot;;MAX([.A$7:.A45])+1)">
            <text:p/>
          </table:table-cell>
          <table:table-cell table:style-name="ce282" office:value-type="string">
            <text:p>FNC_SOC_PEO_PRO_07</text:p>
          </table:table-cell>
          <table:table-cell table:style-name="ce200" table:formula="of:=IF(MID([.F46];6;1)&gt;MID([.F45];6;1);[.C45];[.C45]+1)" office:value-type="float" office:value="6">
            <text:p>6.00</text:p>
          </table:table-cell>
          <table:table-cell table:style-name="ce207" office:value-type="string">
            <text:p>Social/people/edit profile</text:p>
          </table:table-cell>
          <table:table-cell table:style-name="ce220" office:value-type="string">
            <text:p>Edit your basic information with First Name field contains special characters</text:p>
          </table:table-cell>
          <table:table-cell table:style-name="ce230" office:value-type="string">
            <text:p>Step 3: Edit basic information with First Name field contains special characters</text:p>
          </table:table-cell>
          <table:table-cell table:style-name="ce230"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15" office:value-type="string">
            <text:p>Show warming message: “Only alpha, digit, underscore and dot characters allowed for the field Fir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22">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90"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91"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9];6;1)&gt;MID([.F48];6;1);&quot;&quot;;MAX([.A$7:.A48])+1)">
            <text:p/>
          </table:table-cell>
          <table:table-cell table:style-name="ce282" office:value-type="string">
            <text:p>FNC_SOC_PEO_PRO_07</text:p>
          </table:table-cell>
          <table:table-cell table:style-name="ce200" table:formula="of:=IF(MID([.F49];6;1)&gt;MID([.F48];6;1);[.C48];[.C48]+1)" office:value-type="float" office:value="7">
            <text:p>7.00</text:p>
          </table:table-cell>
          <table:table-cell table:style-name="ce207" office:value-type="string">
            <text:p>Social/people/edit profile</text:p>
          </table:table-cell>
          <table:table-cell table:style-name="ce220" office:value-type="string">
            <text:p>Edit your basic information with Last Name field contains special characters</text:p>
          </table:table-cell>
          <table:table-cell table:style-name="ce230" office:value-type="string">
            <text:p>Step 3: Edit basic information with <text:s/>Last Name field contains special characters</text:p>
          </table:table-cell>
          <table:table-cell table:style-name="ce230"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16" office:value-type="string">
            <text:p>Show warming message: “Only alpha, digit, underscore and dot characters allowed for the field <text:s/>La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4" table:formula="of:=IF(MID([.F50];6;1)&gt;MID([.F49];6;1);&quot;&quot;;MAX([.A$7:.A49])+1)" office:value-type="float" office:value="12">
            <text:p>12.00</text:p>
          </table:table-cell>
          <table:table-cell table:style-name="ce283" office:value-type="string">
            <text:p>FNC_SOC_PEO_PRO_07</text:p>
          </table:table-cell>
          <table:table-cell table:style-name="ce202" table:formula="of:=IF(MID([.F50];6;1)&gt;MID([.F49];6;1);[.C49];[.C49]+1)" office:value-type="float" office:value="8">
            <text:p>8.00</text:p>
          </table:table-cell>
          <table:table-cell table:style-name="ce288" office:value-type="string">
            <text:p>Social/people/edit profile</text:p>
          </table:table-cell>
          <table:table-cell table:style-name="ce295" office:value-type="string">
            <text:p>Edit your basic information with length of First Name field is less than 1</text:p>
          </table:table-cell>
          <table:table-cell table:style-name="ce307" office:value-type="string">
            <text:p>Step 1: Go to my profile page</text:p>
          </table:table-cell>
          <table:table-cell table:style-name="ce307" office:value-type="string">
            <text:p>- Sign in system</text:p>
            <text:p>- Select Profile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4</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1];6;1)&gt;MID([.F50];6;1);&quot;&quot;;MAX([.A$7:.A50])+1)">
            <text:p/>
          </table:table-cell>
          <table:table-cell table:style-name="ce283" office:value-type="string">
            <text:p>FNC_SOC_PEO_PRO_07</text:p>
          </table:table-cell>
          <table:table-cell table:style-name="ce202" table:formula="of:=IF(MID([.F51];6;1)&gt;MID([.F50];6;1);[.C50];[.C50]+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2: View your profile</text:p>
          </table:table-cell>
          <table:table-cell table:style-name="ce307" office:value-type="string">
            <text:p>- Select Profile in the left pane</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2];6;1)&gt;MID([.F51];6;1);&quot;&quot;;MAX([.A$7:.A51])+1)">
            <text:p/>
          </table:table-cell>
          <table:table-cell table:style-name="ce283" office:value-type="string">
            <text:p>FNC_SOC_PEO_PRO_07</text:p>
          </table:table-cell>
          <table:table-cell table:style-name="ce202" table:formula="of:=IF(MID([.F52];6;1)&gt;MID([.F51];6;1);[.C51];[.C51]+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3: Edit basic information with length of First Name field is less than 1</text:p>
          </table:table-cell>
          <table:table-cell table:style-name="ce307" office:value-type="string">
            <text:p>- Select basic information and click on [Edit] icon</text:p>
            <text:p>- Enter less than 1 chars into First Name, enter valid data into Last Name field </text:p>
            <text:p>- Click on [save] button</text:p>
          </table:table-cell>
          <table:table-cell table:style-name="ce307" office:value-type="string">
            <text:p>Show warming message: “The field "Fir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53];6;1)&gt;MID([.F52];6;1);&quot;&quot;;MAX([.A$7:.A52])+1)" office:value-type="float" office:value="13">
            <text:p>13.00</text:p>
          </table:table-cell>
          <table:table-cell table:style-name="ce283" office:value-type="string">
            <text:p>FNC_SOC_PEO_PRO_07</text:p>
          </table:table-cell>
          <table:table-cell table:style-name="ce202" table:formula="of:=IF(MID([.F53];6;1)&gt;MID([.F52];6;1);[.C52];[.C52]+1)" office:value-type="float" office:value="9">
            <text:p>9.00</text:p>
          </table:table-cell>
          <table:table-cell table:style-name="ce288" office:value-type="string">
            <text:p>Social/people/edit profile</text:p>
          </table:table-cell>
          <table:table-cell table:style-name="ce224" office:value-type="string">
            <text:p>Edit your basic information with length of <text:s/>Last Name field is less than 1 </text:p>
          </table:table-cell>
          <table:table-cell table:style-name="ce307" office:value-type="string">
            <text:p>Step 1: Go to my profile page</text:p>
          </table:table-cell>
          <table:table-cell table:style-name="ce307" office:value-type="string">
            <text:p>- Sign in system</text:p>
            <text:p>- Select <text:span text:style-name="T7">Profile</text:span>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5</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4];6;1)&gt;MID([.F53];6;1);&quot;&quot;;MAX([.A$7:.A53])+1)">
            <text:p/>
          </table:table-cell>
          <table:table-cell table:style-name="ce283" office:value-type="string">
            <text:p>FNC_SOC_PEO_PRO_07</text:p>
          </table:table-cell>
          <table:table-cell table:style-name="ce202" table:formula="of:=IF(MID([.F54];6;1)&gt;MID([.F53];6;1);[.C53];[.C53]+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2: View your profile</text:p>
          </table:table-cell>
          <table:table-cell table:style-name="ce307" office:value-type="string">
            <text:p>- Select <text:span text:style-name="T7">Profile </text:span><text:span text:style-name="T9">in the left pane</text:span></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5];6;1)&gt;MID([.F54];6;1);&quot;&quot;;MAX([.A$7:.A54])+1)">
            <text:p/>
          </table:table-cell>
          <table:table-cell table:style-name="ce283" office:value-type="string">
            <text:p>FNC_SOC_PEO_PRO_07</text:p>
          </table:table-cell>
          <table:table-cell table:style-name="ce202" table:formula="of:=IF(MID([.F55];6;1)&gt;MID([.F54];6;1);[.C54];[.C54]+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3: Edit basic information with length of Last Name field is less than 1</text:p>
          </table:table-cell>
          <table:table-cell table:style-name="ce307" office:value-type="string">
            <text:p>- Select basic information and click on [Edit] icon</text:p>
            <text:p>- Enter less than 1 chars into Last Name field, enter valid data into First Name field</text:p>
            <text:p>- Click on [save] button</text:p>
          </table:table-cell>
          <table:table-cell table:style-name="ce307" office:value-type="string">
            <text:p>Show warming message: “The field " La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22">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enter valid data into First Name field </text:span></text:p>
            <text:p><text:span text:style-name="T10">- Click on [save] button</text:spa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13" office:value-type="string">
            <text:p>Show the warming message: “The "Fir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13" office:value-type="string">
            <text:p>Show the warming message: “The "La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13" office:value-type="string">
            <text:p>Save all the value which user has entered.</text:p>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13" office:value-type="string">
            <text:p>Auto check and show message: “Must be a valid email addres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90"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4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Email " is required. </text:span></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22">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13" office:value-type="string">
            <text:p>Close Edit information form and back to Profile page, new value is not sav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90"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14" office:value-type="string">
            <text:p>Edit information for contact successfully. </text:p>
            <text:p>These values are kept. Selected Gender is <text:s/>display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user will see “no phone number entered” before you click on [Add] </text:span></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51">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3: Delete the phone number</text:p>
          </table:table-cell>
          <table:table-cell table:style-name="ce311"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2">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213"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2">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213"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90"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3: Delete the instant messaging</text:p>
          </table:table-cell>
          <table:table-cell table:style-name="ce311"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2">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213"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2">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213"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url </text:span></text:p>
          </table:table-cell>
          <table:table-cell office:value-type="string">
            <text:p>Low</text:p>
          </table:table-cell>
          <table:table-cell table:number-columns-repeated="247"/>
        </table:table-row>
        <table:table-row table:style-name="ro22">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97"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213"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90"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6">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3: Delete the urls</text:p>
          </table:table-cell>
          <table:table-cell table:style-name="ce311"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2">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216"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312" office:value-type="string">
            <text:p>Close editing contact form and keep all previous value.</text:p>
          </table:table-cell>
          <table:table-cell office:value-type="string">
            <text:p>Low</text:p>
          </table:table-cell>
          <table:table-cell table:number-columns-repeated="247"/>
        </table:table-row>
        <table:table-row table:style-name="ro22">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90"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211"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98"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99"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Organization” is required</text:p>
          </table:table-cell>
          <table:table-cell office:value-type="string">
            <text:p>Low</text:p>
          </table:table-cell>
          <table:table-cell table:number-columns-repeated="247"/>
        </table:table-row>
        <table:table-row table:style-name="ro4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90"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5">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211"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2">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90"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211"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position” is required</text:p>
          </table:table-cell>
          <table:table-cell office:value-type="string">
            <text:p>Low</text:p>
          </table:table-cell>
          <table:table-cell table:number-columns-repeated="247"/>
        </table:table-row>
        <table:table-row table:style-name="ro36">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90"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5">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211"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Still in this position” , if [Untick], select valid month and enter valid year</text:span></text:p>
            <text:p>- Enter Description</text:p>
            <text:p>- Click on [save] button</text:p>
          </table:table-cell>
          <table:table-cell table:style-name="ce312"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9">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90"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91"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90"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211"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90"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211"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12"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2">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90"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3">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211"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12"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2">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90"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211"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12" office:value-type="string">
            <text:p>Show message to user know some invalid value in form.</text:p>
          </table:table-cell>
          <table:table-cell office:value-type="string">
            <text:p>Low</text:p>
          </table:table-cell>
          <table:table-cell table:number-columns-repeated="247"/>
        </table:table-row>
        <table:table-row table:style-name="ro22">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90"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211"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12"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2">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213"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12" office:value-type="string">
            <text:p>Show message to user know <text:span text:style-name="T28">end date is after today</text:span></text:p>
            <text:p/>
          </table:table-cell>
          <table:table-cell office:value-type="string">
            <text:p>Low</text:p>
          </table:table-cell>
          <table:table-cell table:number-columns-repeated="247"/>
        </table:table-row>
        <table:table-row table:style-name="ro22">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213"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12" office:value-type="string">
            <text:p>Show message to user knows time is not valid</text:p>
          </table:table-cell>
          <table:table-cell office:value-type="string">
            <text:p>Low</text:p>
          </table:table-cell>
          <table:table-cell table:number-columns-repeated="247"/>
        </table:table-row>
        <table:table-row table:style-name="ro22">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213"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Still in this position” , if [Untick], select valid month and enter valid year</text:span></text:p>
            <text:p>- Keep description field is null</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213"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90"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211"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22">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90"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36">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3: Delete the experience</text:p>
          </table:table-cell>
          <table:table-cell table:style-name="ce311"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2">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90"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211"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12" office:value-type="string">
            <text:p>Close editing Experience form and keep all previous value.</text:p>
          </table:table-cell>
          <table:table-cell office:value-type="string">
            <text:p>Low</text:p>
          </table:table-cell>
          <table:table-cell table:number-columns-repeated="247"/>
        </table:table-row>
        <table:table-row table:style-name="ro22">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9">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6">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2">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be less than 2 MB.</text:span></text:p>
          </table:table-cell>
          <table:table-cell office:value-type="string">
            <text:p>Low</text:p>
          </table:table-cell>
          <table:table-cell table:number-columns-repeated="247"/>
        </table:table-row>
        <table:table-row table:style-name="ro22">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4: Abort change avatar</text:p>
          </table:table-cell>
          <table:table-cell table:style-name="ce311"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300"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table:style-name="ce308" office:value-type="string">
            <text:p>Step 3: Click Confirm</text:p>
          </table:table-cell>
          <table:table-cell table:style-name="ce301" office:value-type="string">
            <text:p>- In Avatar upload form click <text:span text:style-name="T7">Confirm</text:span> button</text:p>
          </table:table-cell>
          <table:table-cell table:style-name="ce308" office:value-type="string">
            <text:p>Show message alert Error occurred when uploading image. </text:p>
          </table:table-cell>
          <table:table-cell office:value-type="string">
            <text:p>Low</text:p>
          </table:table-cell>
          <table:table-cell table:number-columns-repeated="247"/>
        </table:table-row>
        <table:table-row table:style-name="ro22">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300"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table:style-name="ce308" office:value-type="string">
            <text:p>Step 3: Click Cancel</text:p>
          </table:table-cell>
          <table:table-cell table:style-name="ce301" office:value-type="string">
            <text:p>- In Avatar upload form click <text:span text:style-name="T7">Cancel</text:span> button</text:p>
          </table:table-cell>
          <table:table-cell table:style-name="ce308" office:value-type="string">
            <text:p>Return to Profile form of user</text:p>
          </table:table-cell>
          <table:table-cell office:value-type="string">
            <text:p>Low</text:p>
          </table:table-cell>
          <table:table-cell table:number-columns-repeated="24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office:forms form:automatic-focus="false" form:apply-design-mode="false"/>
        <table:table-column table:style-name="co34" table:default-cell-style-name="ce329"/>
        <table:table-column table:style-name="co35" table:default-cell-style-name="ce336"/>
        <table:table-column table:style-name="co36" table:default-cell-style-name="ce342"/>
        <table:table-column table:style-name="co37" table:default-cell-style-name="ce346"/>
        <table:table-column table:style-name="co25" table:default-cell-style-name="ce216"/>
        <table:table-column table:style-name="co38" table:default-cell-style-name="ce228"/>
        <table:table-column table:style-name="co39" table:default-cell-style-name="ce371"/>
        <table:table-column table:style-name="co28" table:default-cell-style-name="ce377"/>
        <table:table-column table:style-name="co10" table:default-cell-style-name="ce382"/>
        <table:table-column table:style-name="co10" table:default-cell-style-name="ce392"/>
        <table:table-column table:style-name="co10" table:default-cell-style-name="ce388"/>
        <table:table-column table:style-name="co10" table:default-cell-style-name="ce388"/>
        <table:table-column table:style-name="co10" table:default-cell-style-name="ce392"/>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26"/>
        <table:table-row table:style-name="ro26">
          <table:table-cell table:style-name="ce326"/>
          <table:table-cell table:style-name="ce185" office:value-type="string">
            <text:p>TEST CASES</text:p>
          </table:table-cell>
          <table:table-cell table:style-name="ce185"/>
          <table:table-cell table:style-name="ce334" table:number-columns-repeated="2"/>
          <table:table-cell table:style-name="ce326"/>
          <table:table-cell table:style-name="ce345"/>
          <table:table-cell table:style-name="ce334" table:number-columns-repeated="2"/>
          <table:table-cell table:style-name="ce385"/>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334" table:number-columns-repeated="4"/>
          <table:table-cell table:style-name="ce326"/>
          <table:table-cell table:style-name="ce345"/>
          <table:table-cell table:style-name="ce334" table:number-columns-repeated="2"/>
          <table:table-cell table:style-name="ce386"/>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Functions List<text:span text:style-name="T8">:</text:span></text:p>
          </table:table-cell>
          <table:table-cell table:style-name="ce341" office:value-type="string" table:number-columns-spanned="3" table:number-rows-spanned="1">
            <text:p>Activities</text:p>
          </table:table-cell>
          <table:covered-table-cell table:style-name="ce203"/>
          <table:covered-table-cell table:style-name="ce196"/>
          <table:table-cell table:style-name="ce326"/>
          <table:table-cell table:style-name="ce345"/>
          <table:table-cell table:style-name="ce236"/>
          <table:table-cell table:style-name="ce242"/>
          <table:table-cell table:style-name="ce386"/>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Total Main Cases:</text:p>
          </table:table-cell>
          <table:table-cell table:style-name="ce196" table:formula="of:=MAX([.A7:.A1047])" office:value-type="float" office:value="36" table:number-columns-spanned="3" table:number-rows-spanned="1">
            <text:p>36</text:p>
          </table:table-cell>
          <table:covered-table-cell table:number-columns-repeated="2" table:style-name="ce345"/>
          <table:table-cell table:style-name="ce326"/>
          <table:table-cell table:style-name="ce345"/>
          <table:table-cell table:style-name="ce236"/>
          <table:table-cell table:style-name="ce243"/>
          <table:table-cell table:style-name="ce386"/>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7"/>
          <table:table-cell table:style-name="ce335"/>
          <table:table-cell table:style-name="ce327" table:number-columns-repeated="7"/>
          <table:table-cell table:style-name="ce387"/>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327"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400" table:number-columns-repeated="5"/>
          <table:table-cell table:style-name="ce401"/>
          <table:table-cell table:style-name="ce402" table:number-columns-repeated="210"/>
          <table:table-cell table:style-name="ce345" table:number-columns-repeated="17"/>
          <table:table-cell table:number-columns-repeated="9"/>
        </table:table-row>
        <table:table-row table:style-name="ro54">
          <table:table-cell table:style-name="ce285" office:value-type="float" office:value="1">
            <text:p>1.00</text:p>
          </table:table-cell>
          <table:table-cell office:value-type="string">
            <text:p>FNC_SOC_PEO_ACT_08</text:p>
          </table:table-cell>
          <table:table-cell table:style-name="ce285" office:value-type="float" office:value="1">
            <text:p>1.00</text:p>
          </table:table-cell>
          <table:table-cell office:value-type="string">
            <text:p>Social/people/activities</text:p>
          </table:table-cell>
          <table:table-cell table:style-name="ce212"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78"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212"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71" office:value-type="string">
            <text:p><text:s/>Invited user successfully </text:p>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71" office:value-type="string">
            <text:p>Status update successfully</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72"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72"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212"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73" office:value-type="string">
            <text:p><text:span text:style-name="T39">Show content of activities gadget:</text:span></text:p>
            <text:p><text:span text:style-name="T39">- Text area: allow user compose and new activities, share link</text:span></text:p>
            <text:p><text:span text:style-name="T39">- Attach link: allow user can share a link</text:span></text:p>
            <text:p><text:span text:style-name="T39">- </text:span><text:span text:style-name="T40">All Updates</text:span><text:span text:style-name="T39">: show all activities of user. They are displayed in order from the newest to the oldest</text:span></text:p>
            <text:p><text:span text:style-name="T39">- </text:span><text:span text:style-name="T40">Network Updates</text:span><text:span text:style-name="T39">: show all activities of users friends. They are displayed in order from the newest to the oldest</text:span></text:p>
            <text:p><text:span text:style-name="T39">By default, if there is no one activity on list, show message to user knows: user does not have any updates yet</text:span></text:p>
            <text:p><text:span text:style-name="T39">With each activity, other users can comment, like/unlike.</text:span></text:p>
            <text:p><text:span text:style-name="T39">- </text:span><text:span text:style-name="T40">Space Updates : </text:span><text:span text:style-name="T41">show all activities 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73"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212"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212"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71" office:value-type="string">
            <text:p>Status update successfully</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7">
          <table:table-cell table:style-name="ce328"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67" office:value-type="string">
            <text:p>Step 5: Add new activities for </text:p>
            <text:p>user AAA</text:p>
          </table:table-cell>
          <table:table-cell table:style-name="ce374"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51"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28"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52"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53"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51"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28"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51"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28"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mouse any where</text:span></text:p>
          </table:table-cell>
          <table:table-cell office:value-type="string">
            <text:p>Activity is not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51"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4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28"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em', 'strong', 'p', 'ol', 'ul', 'li', 'br') into 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30" table:formula="of:=IF(MID([.F34];6;1)&gt;MID([.F33];6;1);&quot;&quot;;MAX([.A$7:.A33])+1)" office:value-type="float" office:value="11">
            <text:p>11.00</text:p>
          </table:table-cell>
          <table:table-cell table:style-name="ce337" office:value-type="string">
            <text:p>FNC_SOC_PEO_ACT_08</text:p>
          </table:table-cell>
          <table:table-cell table:style-name="ce343" table:formula="of:=IF(MID([.F34];6;1)&gt;MID([.F33];6;1);[.C33];[.C33]+1)" office:value-type="float" office:value="11">
            <text:p>11.00</text:p>
          </table:table-cell>
          <table:table-cell table:style-name="ce347" office:value-type="string">
            <text:p>Social/people/activities</text:p>
          </table:table-cell>
          <table:table-cell table:style-name="ce354" office:value-type="string">
            <text:p>Add new activities with other HTML tag or script tag</text:p>
          </table:table-cell>
          <table:table-cell table:style-name="ce307" office:value-type="string">
            <text:p>Step 1: Go to my profile page</text:p>
          </table:table-cell>
          <table:table-cell table:style-name="ce375" office:value-type="string">
            <text:p>- Sign in system</text:p>
            <text:p>- Select Activities page on User Toolbar portlet in the upper right corner of the screen</text:p>
          </table:table-cell>
          <table:table-cell table:style-name="ce379" office:value-type="string">
            <text:p>- User activities page is displayed. It focus on activity list</text:p>
          </table:table-cell>
          <table:table-cell table:style-name="ce383" office:value-type="string">
            <text:p>Medium</text:p>
          </table:table-cell>
          <table:table-cell table:style-name="ce389" office:value-type="string">
            <text:p>Need to check</text:p>
          </table:table-cell>
          <table:table-cell table:style-name="ce389"/>
          <table:table-cell table:style-name="ce395" table:number-columns-repeated="2"/>
          <table:table-cell table:style-name="ce398" table:number-columns-repeated="233"/>
          <table:table-cell table:style-name="ce404"/>
          <table:table-cell table:style-name="ce405" table:number-columns-repeated="9"/>
        </table:table-row>
        <table:table-row table:style-name="ro36">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28"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6];6;1)&gt;MID([.F35];6;1);&quot;&quot;;MAX([.A$7:.A35])+1)" office:value-type="float" office:value="12">
            <text:p>12.00</text:p>
          </table:table-cell>
          <table:table-cell office:value-type="string">
            <text:p>FNC_SOC_PEO_ACT_09</text:p>
          </table:table-cell>
          <table:table-cell table:style-name="ce285" office:value-type="float" office:value="1">
            <text:p>1.00</text:p>
          </table:table-cell>
          <table:table-cell office:value-type="string">
            <text:p>Social/people/add link</text:p>
          </table:table-cell>
          <table:table-cell table:style-name="ce212"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90" table:number-columns-repeated="2"/>
          <table:table-cell/>
          <table:table-cell table:style-name="ce394"/>
          <table:table-cell table:style-name="ce350" table:number-columns-repeated="234"/>
          <table:table-cell table:number-columns-repeated="9"/>
        </table:table-row>
        <table:table-row table:style-name="ro48">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55"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56"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57"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58"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59"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image </text:span></text:p>
            <text:p><text:span text:style-name="T36">- Hit Enter from keyboard or click on [</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60"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61"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91"/>
          <table:table-cell table:number-columns-repeated="2"/>
          <table:table-cell table:style-name="ce388"/>
          <table:table-cell table:style-name="ce399"/>
          <table:table-cell table:style-name="ce370" table:number-columns-repeated="233"/>
          <table:table-cell table:number-columns-repeated="9"/>
        </table:table-row>
        <table:table-row table:style-name="ro22">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212"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212"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212"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2">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google.com)</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0">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62"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6">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63"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212"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212"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212"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51">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212"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2">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212"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2">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212"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212"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212"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Kept this field is empty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2">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212"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1">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2">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212"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2">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Click on button </text:span><text:span text:style-name="T20">“Link”</text:span><text:span text:style-name="T9"> agai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8">
          <table:table-cell table:formula="of:=IF(MID([.F73];6;1)&gt;MID([.F72];6;1);&quot;&quot;;MAX([.A$7:.A72])+1)" office:value-type="float" office:value="30">
            <text:p>30.00</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table:style-name="ce212"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4];6;1)&gt;MID([.F73];6;1);&quot;&quot;;MAX([.A$7:.A73])+1)">
            <text:p/>
          </table:table-cell>
          <table:table-cell office:value-type="string">
            <text:p>FNC_SOC_PEO_ACT_10</text:p>
          </table:table-cell>
          <table:table-cell table:style-name="ce328"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5];6;1)&gt;MID([.F74];6;1);&quot;&quot;;MAX([.A$7:.A74])+1)">
            <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able:number-columns-repeated="2"/>
          <table:table-cell table:number-columns-repeated="244"/>
        </table:table-row>
        <table:table-row table:style-name="ro22">
          <table:table-cell table:formula="of:=IF(MID([.F76];6;1)&gt;MID([.F75];6;1);&quot;&quot;;MAX([.A$7:.A75])+1)">
            <text:p/>
          </table:table-cell>
          <table:table-cell office:value-type="string">
            <text:p>FNC_SOC_PEO_ACT_10</text:p>
          </table:table-cell>
          <table:table-cell table:style-name="ce328"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7];6;1)&gt;MID([.F76];6;1);&quot;&quot;;MAX([.A$7:.A76])+1)" office:value-type="float" office:value="31">
            <text:p>31.00</text:p>
          </table:table-cell>
          <table:table-cell office:value-type="string">
            <text:p>FNC_SOC_PEO_ACT_10</text:p>
          </table:table-cell>
          <table:table-cell table:style-name="ce328" table:formula="of:=IF(MID([.F77];6;1)&gt;MID([.F76];6;1);[.C76];[.C76]+1)" office:value-type="float" office:value="2">
            <text:p>2.00</text:p>
          </table:table-cell>
          <table:table-cell office:value-type="string">
            <text:p>Social/people/Like-Unlike activities</text:p>
          </table:table-cell>
          <table:table-cell table:style-name="ce212" office:value-type="string">
            <text:p><text:s/>Likes/unlike friends activities</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8];6;1)&gt;MID([.F77];6;1);&quot;&quot;;MAX([.A$7:.A77])+1)">
            <text:p/>
          </table:table-cell>
          <table:table-cell office:value-type="string">
            <text:p>FNC_SOC_PEO_ACT_10</text:p>
          </table:table-cell>
          <table:table-cell table:style-name="ce328"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9];6;1)&gt;MID([.F78];6;1);&quot;&quot;;MAX([.A$7:.A78])+1)">
            <text:p/>
          </table:table-cell>
          <table:table-cell office:value-type="string">
            <text:p>FNC_SOC_PEO_ACT_10</text:p>
          </table:table-cell>
          <table:table-cell table:style-name="ce328"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table-cell table:style-name="ce392" table:number-columns-repeated="2"/>
          <table:table-cell table:number-columns-repeated="244"/>
        </table:table-row>
        <table:table-row table:style-name="ro37">
          <table:table-cell table:formula="of:=IF(MID([.F80];6;1)&gt;MID([.F79];6;1);&quot;&quot;;MAX([.A$7:.A79])+1)">
            <text:p/>
          </table:table-cell>
          <table:table-cell office:value-type="string">
            <text:p>FNC_SOC_PEO_ACT_10</text:p>
          </table:table-cell>
          <table:table-cell table:style-name="ce328"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oolbar portlet</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81];6;1)&gt;MID([.F80];6;1);&quot;&quot;;MAX([.A$7:.A80])+1)">
            <text:p/>
          </table:table-cell>
          <table:table-cell office:value-type="string">
            <text:p>FNC_SOC_PEO_ACT_10</text:p>
          </table:table-cell>
          <table:table-cell table:style-name="ce328"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82];6;1)&gt;MID([.F81];6;1);&quot;&quot;;MAX([.A$7:.A81])+1)">
            <text:p/>
          </table:table-cell>
          <table:table-cell office:value-type="string">
            <text:p>FNC_SOC_PEO_ACT_10</text:p>
          </table:table-cell>
          <table:table-cell table:style-name="ce328"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able:number-columns-repeated="2"/>
          <table:table-cell table:number-columns-repeated="244"/>
        </table:table-row>
        <table:table-row table:style-name="ro22">
          <table:table-cell table:formula="of:=IF(MID([.F83];6;1)&gt;MID([.F82];6;1);&quot;&quot;;MAX([.A$7:.A82])+1)">
            <text:p/>
          </table:table-cell>
          <table:table-cell office:value-type="string">
            <text:p>FNC_SOC_PEO_ACT_10</text:p>
          </table:table-cell>
          <table:table-cell table:style-name="ce328"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able:number-columns-repeated="2"/>
          <table:table-cell table:number-columns-repeated="244"/>
        </table:table-row>
        <table:table-row table:style-name="ro38">
          <table:table-cell table:formula="of:=IF(MID([.F84];6;1)&gt;MID([.F83];6;1);&quot;&quot;;MAX([.A$7:.A83])+1)" office:value-type="float" office:value="32">
            <text:p>32.00</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table:style-name="ce212"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0">
          <table:table-cell table:formula="of:=IF(MID([.F85];6;1)&gt;MID([.F84];6;1);&quot;&quot;;MAX([.A$7:.A84])+1)">
            <text:p/>
          </table:table-cell>
          <table:table-cell office:value-type="string">
            <text:p>FNC_SOC_PEO_ACT_11</text:p>
          </table:table-cell>
          <table:table-cell table:style-name="ce328"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71" office:value-type="string">
            <text:p>Show a text box allow user add comment for activity</text:p>
          </table:table-cell>
          <table:table-cell office:value-type="string">
            <text:p>High</text:p>
          </table:table-cell>
          <table:table-cell table:number-columns-repeated="247"/>
        </table:table-row>
        <table:table-row table:style-name="ro37">
          <table:table-cell table:formula="of:=IF(MID([.F86];6;1)&gt;MID([.F85];6;1);&quot;&quot;;MAX([.A$7:.A85])+1)">
            <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71"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39">
          <table:table-cell table:formula="of:=IF(MID([.F87];6;1)&gt;MID([.F86];6;1);&quot;&quot;;MAX([.A$7:.A86])+1)" office:value-type="float" office:value="33">
            <text:p>33.00</text:p>
          </table:table-cell>
          <table:table-cell office:value-type="string">
            <text:p>FNC_SOC_PEO_ACT_11</text:p>
          </table:table-cell>
          <table:table-cell table:style-name="ce328" table:formula="of:=IF(MID([.F87];6;1)&gt;MID([.F86];6;1);[.C86];[.C86]+1)" office:value-type="float" office:value="2">
            <text:p>2.00</text:p>
          </table:table-cell>
          <table:table-cell office:value-type="string">
            <text:p>Social/people/Comment</text:p>
          </table:table-cell>
          <table:table-cell table:style-name="ce212" office:value-type="string">
            <text:p>Comment on your friends activity</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number-columns-repeated="247"/>
        </table:table-row>
        <table:table-row table:style-name="ro30">
          <table:table-cell table:formula="of:=IF(MID([.F88];6;1)&gt;MID([.F87];6;1);&quot;&quot;;MAX([.A$7:.A87])+1)">
            <text:p/>
          </table:table-cell>
          <table:table-cell office:value-type="string">
            <text:p>FNC_SOC_PEO_ACT_11</text:p>
          </table:table-cell>
          <table:table-cell table:style-name="ce328"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39">
          <table:table-cell table:formula="of:=IF(MID([.F89];6;1)&gt;MID([.F88];6;1);&quot;&quot;;MAX([.A$7:.A88])+1)">
            <text:p/>
          </table:table-cell>
          <table:table-cell office:value-type="string">
            <text:p>FNC_SOC_PEO_ACT_11</text:p>
          </table:table-cell>
          <table:table-cell table:style-name="ce328"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number-columns-repeated="247"/>
        </table:table-row>
        <table:table-row table:style-name="ro37">
          <table:table-cell table:formula="of:=IF(MID([.F90];6;1)&gt;MID([.F89];6;1);&quot;&quot;;MAX([.A$7:.A89])+1)">
            <text:p/>
          </table:table-cell>
          <table:table-cell office:value-type="string">
            <text:p>FNC_SOC_PEO_ACT_11</text:p>
          </table:table-cell>
          <table:table-cell table:style-name="ce328"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0">
          <table:table-cell table:formula="of:=IF(MID([.F91];6;1)&gt;MID([.F90];6;1);&quot;&quot;;MAX([.A$7:.A90])+1)">
            <text:p/>
          </table:table-cell>
          <table:table-cell office:value-type="string">
            <text:p>FNC_SOC_PEO_ACT_11</text:p>
          </table:table-cell>
          <table:table-cell table:style-name="ce328"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80" office:value-type="string">
            <text:p>Show comment successfully</text:p>
          </table:table-cell>
          <table:table-cell office:value-type="string">
            <text:p>High</text:p>
          </table:table-cell>
          <table:table-cell table:number-columns-repeated="247"/>
        </table:table-row>
        <table:table-row table:style-name="ro38">
          <table:table-cell table:formula="of:=IF(MID([.F92];6;1)&gt;MID([.F91];6;1);&quot;&quot;;MAX([.A$7:.A91])+1)" office:value-type="float" office:value="34">
            <text:p>34.00</text:p>
          </table:table-cell>
          <table:table-cell office:value-type="string">
            <text:p>FNC_SOC_PEO_ACT_11</text:p>
          </table:table-cell>
          <table:table-cell table:style-name="ce328" table:formula="of:=IF(MID([.F92];6;1)&gt;MID([.F91];6;1);[.C91];[.C91]+1)" office:value-type="float" office:value="3">
            <text:p>3.00</text:p>
          </table:table-cell>
          <table:table-cell office:value-type="string">
            <text:p>Social/people/Comment</text:p>
          </table:table-cell>
          <table:table-cell table:style-name="ce212"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2">
          <table:table-cell table:formula="of:=IF(MID([.F93];6;1)&gt;MID([.F92];6;1);&quot;&quot;;MAX([.A$7:.A92])+1)">
            <text:p/>
          </table:table-cell>
          <table:table-cell office:value-type="string">
            <text:p>FNC_SOC_PEO_ACT_11</text:p>
          </table:table-cell>
          <table:table-cell table:style-name="ce328"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2">
          <table:table-cell table:formula="of:=IF(MID([.F94];6;1)&gt;MID([.F93];6;1);&quot;&quot;;MAX([.A$7:.A93])+1)">
            <text:p/>
          </table:table-cell>
          <table:table-cell office:value-type="string">
            <text:p>FNC_SOC_PEO_ACT_11</text:p>
          </table:table-cell>
          <table:table-cell table:style-name="ce328"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71"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0">
          <table:table-cell table:formula="of:=IF(MID([.F95];6;1)&gt;MID([.F94];6;1);&quot;&quot;;MAX([.A$7:.A94])+1)">
            <text:p/>
          </table:table-cell>
          <table:table-cell office:value-type="string">
            <text:p>FNC_SOC_PEO_ACT_11</text:p>
          </table:table-cell>
          <table:table-cell table:style-name="ce328"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71" office:value-type="string">
            <text:p>Display all comments of activity. A link “hide all comments” is show</text:p>
          </table:table-cell>
          <table:table-cell office:value-type="string">
            <text:p>High</text:p>
          </table:table-cell>
          <table:table-cell table:number-columns-repeated="247"/>
        </table:table-row>
        <table:table-row table:style-name="ro30">
          <table:table-cell table:formula="of:=IF(MID([.F96];6;1)&gt;MID([.F95];6;1);&quot;&quot;;MAX([.A$7:.A95])+1)">
            <text:p/>
          </table:table-cell>
          <table:table-cell office:value-type="string">
            <text:p>FNC_SOC_PEO_ACT_11</text:p>
          </table:table-cell>
          <table:table-cell table:style-name="ce328"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71"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38">
          <table:table-cell table:formula="of:=IF(MID([.F97];6;1)&gt;MID([.F96];6;1);&quot;&quot;;MAX([.A$7:.A96])+1)" office:value-type="float" office:value="35">
            <text:p>35.00</text:p>
          </table:table-cell>
          <table:table-cell office:value-type="string">
            <text:p>FNC_SOC_PEO_ACT_11</text:p>
          </table:table-cell>
          <table:table-cell table:style-name="ce328" table:formula="of:=IF(MID([.F97];6;1)&gt;MID([.F96];6;1);[.C96];[.C96]+1)" office:value-type="float" office:value="4">
            <text:p>4.00</text:p>
          </table:table-cell>
          <table:table-cell office:value-type="string">
            <text:p>Social/people/Comment</text:p>
          </table:table-cell>
          <table:table-cell table:style-name="ce212"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2">
          <table:table-cell table:formula="of:=IF(MID([.F98];6;1)&gt;MID([.F97];6;1);&quot;&quot;;MAX([.A$7:.A97])+1)">
            <text:p/>
          </table:table-cell>
          <table:table-cell office:value-type="string">
            <text:p>FNC_SOC_PEO_ACT_11</text:p>
          </table:table-cell>
          <table:table-cell table:style-name="ce328"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9];6;1)&gt;MID([.F98];6;1);&quot;&quot;;MAX([.A$7:.A98])+1)">
            <text:p/>
          </table:table-cell>
          <table:table-cell office:value-type="string">
            <text:p>FNC_SOC_PEO_ACT_11</text:p>
          </table:table-cell>
          <table:table-cell table:style-name="ce328"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81" office:value-type="string">
            <text:p>This comment is deleted.</text:p>
          </table:table-cell>
          <table:table-cell office:value-type="string">
            <text:p>High</text:p>
          </table:table-cell>
          <table:table-cell table:number-columns-repeated="247"/>
        </table:table-row>
        <table:table-row table:style-name="ro38">
          <table:table-cell table:formula="of:=IF(MID([.F100];6;1)&gt;MID([.F99];6;1);&quot;&quot;;MAX([.A$7:.A99])+1)" office:value-type="float" office:value="36">
            <text:p>36.00</text:p>
          </table:table-cell>
          <table:table-cell office:value-type="string">
            <text:p>FNC_SOC_PEO_ACT_12</text:p>
          </table:table-cell>
          <table:table-cell table:style-name="ce328" office:value-type="float" office:value="1">
            <text:p>1.00</text:p>
          </table:table-cell>
          <table:table-cell office:value-type="string">
            <text:p>Social/people/Delete activities</text:p>
          </table:table-cell>
          <table:table-cell table:style-name="ce212"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101];6;1)&gt;MID([.F100];6;1);&quot;&quot;;MAX([.A$7:.A100])+1)">
            <text:p/>
          </table:table-cell>
          <table:table-cell office:value-type="string">
            <text:p>FNC_SOC_PEO_ACT_12</text:p>
          </table:table-cell>
          <table:table-cell table:style-name="ce328"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81" office:value-type="string">
            <text:p>The activity is deleted. All comments of activity are deleted too.</text:p>
          </table:table-cell>
          <table:table-cell office:value-type="string">
            <text:p>High</text:p>
          </table:table-cell>
          <table:table-cell table:number-columns-repeated="247"/>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3"/>
          <table:table-cell table:style-name="ce340"/>
          <table:table-cell table:style-name="ce344"/>
          <table:table-cell table:style-name="ce350"/>
          <table:table-cell table:style-name="ce366"/>
          <table:table-cell table:style-name="ce370"/>
          <table:table-cell table:style-name="ce366" table:number-columns-repeated="3"/>
          <table:table-cell table:style-name="ce333"/>
          <table:table-cell table:style-name="ce393" table:number-columns-repeated="2"/>
          <table:table-cell table:style-name="ce396"/>
          <table:table-cell table:number-columns-repeated="243"/>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27" table:number-columns-repeated="245"/>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
      <table:table table:name="Connections" table:style-name="ta1" table:print="false">
        <table:table-column table:style-name="co34" table:default-cell-style-name="ce181"/>
        <table:table-column table:style-name="co40" table:default-cell-style-name="ce279"/>
        <table:table-column table:style-name="co36" table:default-cell-style-name="ce198"/>
        <table:table-column table:style-name="co41" table:default-cell-style-name="ce287"/>
        <table:table-column table:style-name="co45" table:default-cell-style-name="ce216"/>
        <table:table-column table:style-name="co46" table:default-cell-style-name="ce228"/>
        <table:table-column table:style-name="co27" table:default-cell-style-name="ce228"/>
        <table:table-column table:style-name="co28" table:default-cell-style-name="ce426"/>
        <table:table-column table:style-name="co10" table:default-cell-style-name="ce231"/>
        <table:table-column table:style-name="co10" table:default-cell-style-name="ce454"/>
        <table:table-column table:style-name="co10" table:default-cell-style-name="ce452"/>
        <table:table-column table:style-name="co10" table:default-cell-style-name="ce45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204" table:number-columns-repeated="2"/>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204" table:number-columns-repeated="2"/>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Functions List<text:span text:style-name="T8">:</text:span></text:p>
          </table:table-cell>
          <table:table-cell table:style-name="ce195" office:value-type="string" table:number-columns-spanned="3" table:number-rows-spanned="1">
            <text:p>Activities</text:p>
          </table:table-cell>
          <table:covered-table-cell table:style-name="ce203"/>
          <table:covered-table-cell table:style-name="ce196"/>
          <table:table-cell table:style-name="ce204" table:number-columns-repeated="2"/>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45])" office:value-type="float" office:value="44" table:number-columns-spanned="3" table:number-rows-spanned="1">
            <text:p>44</text:p>
          </table:table-cell>
          <table:covered-table-cell table:style-name="ce204"/>
          <table:covered-table-cell table:style-name="ce412"/>
          <table:table-cell table:style-name="ce204" table:number-columns-repeated="2"/>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2"/>
          <table:table-cell table:style-name="ce413"/>
          <table:table-cell table:style-name="ce179" table:number-columns-repeated="4"/>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414"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400">
            <text:p>FireFox3.5</text:p>
          </table:table-cell>
          <table:table-cell table:style-name="ce400">
            <text:p>Comment/Bug</text:p>
          </table:table-cell>
          <table:table-cell table:style-name="ce400" table:number-columns-repeated="5"/>
          <table:table-cell table:style-name="ce265" table:number-columns-repeated="211"/>
          <table:table-cell table:style-name="ce204" table:number-columns-repeated="17"/>
          <table:table-cell table:number-columns-repeated="9"/>
        </table:table-row>
        <table:table-row table:style-name="ro49">
          <table:table-cell office:value-type="float" office:value="1">
            <text:p>1.00</text:p>
          </table:table-cell>
          <table:table-cell office:value-type="string">
            <text:p>FNC_SOC_PEO_RLT_13</text:p>
          </table:table-cell>
          <table:table-cell table:style-name="ce285" office:value-type="float" office:value="1">
            <text:p>1.00</text:p>
          </table:table-cell>
          <table:table-cell office:value-type="string">
            <text:p>Social/people/Connections</text:p>
          </table:table-cell>
          <table:table-cell table:style-name="ce212"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0">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212"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37" office:value-type="string">
            <text:p>- Show content of People page</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2];6;1)&gt;MID([.F11];6;1);&quot;&quot;;MAX([.A$7:.A10])+1)" office:value-type="float" office:value="3">
            <text:p>3.00</text:p>
          </table:table-cell>
          <table:table-cell office:value-type="string">
            <text:p>FNC_SOC_PEO_RLT_14</text:p>
          </table:table-cell>
          <table:table-cell table:style-name="ce285" office:value-type="float" office:value="1">
            <text:p>1.00</text:p>
          </table:table-cell>
          <table:table-cell office:value-type="string">
            <text:p>Social/people/Connec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31" office:value-type="string">
            <text:p>Step 2: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2">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31" office:value-type="string">
            <text:p>Step 2: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7];6;1)&gt;MID([.F16];6;1);&quot;&quot;;MAX([.A$7:.A15])+1)">
            <text:p/>
          </table:table-cell>
          <table:table-cell office:value-type="string">
            <text:p>FNC_SOC_PEO_RLT_14</text:p>
          </table:table-cell>
          <table:table-cell table:style-name="ce408"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8];6;1)&gt;MID([.F17];6;1);&quot;&quot;;MAX([.A$7:.A16])+1)" office:value-type="float" office:value="6">
            <text:p>6.00</text:p>
          </table:table-cell>
          <table:table-cell office:value-type="string">
            <text:p>FNC_SOC_PEO_RLT_14</text:p>
          </table:table-cell>
          <table:table-cell table:style-name="ce408" table:formula="of:=IF(MID([.F18];6;1)&gt;MID([.F17];6;1);[.C17];[.C17]+1)" office:value-type="float" office:value="4">
            <text:p>4.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22"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6">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23" office:value-type="string">
            <text:p>Search when input other special chars (eg: @, #, $,\, ...) into text box</text:p>
          </table:table-cell>
          <table:table-cell table:style-name="ce231" office:value-type="string">
            <text:p>Step 2: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23" office:value-type="string">
            <text:p>Search when there is some space into text box</text:p>
          </table:table-cell>
          <table:table-cell table:style-name="ce231" office:value-type="string">
            <text:p>Step 2: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23" office:value-type="string">
            <text:p>Search when filter by position</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23" office:value-type="string">
            <text:p>Search when filter by position with some special cha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23" office:value-type="string">
            <text:p>Search with position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3"/>
          <table:table-cell table:number-columns-repeated="2"/>
          <table:table-cell table:style-name="ce322" table:number-columns-repeated="235"/>
          <table:table-cell table:number-columns-repeated="9"/>
        </table:table-row>
        <table:table-row table:style-name="ro49">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23" office:value-type="string">
            <text:p>Auto suggestion key word when search in space</text:p>
          </table:table-cell>
          <table:table-cell table:style-name="ce231" office:value-type="string">
            <text:p>Step 2: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23" office:value-type="string">
            <text:p>Search when click on a alphabet</text:p>
          </table:table-cell>
          <table:table-cell table:style-name="ce231" office:value-type="string">
            <text:p>Step 2: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23" office:value-type="string">
            <text:p>Search when click on All</text:p>
          </table:table-cell>
          <table:table-cell table:style-name="ce231" office:value-type="string">
            <text:p>Step 2: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31" office:value-type="string">
            <text:p>Step 2: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3: <text:s/>Check paging when there is smaller 10 user in result</text:p>
          </table:table-cell>
          <table:table-cell table:style-name="ce231" office:value-type="string">
            <text:p>Run searching with result is smaller than 10 users</text:p>
          </table:table-cell>
          <table:table-cell table:style-name="ce231" office:value-type="string">
            <text:p>There is only one page, don't show “Show more post...”</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4: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6];6;1)&gt;MID([.F45];6;1);&quot;&quot;;MAX([.A$7:.A44])+1)" office:value-type="float" office:value="19">
            <text:p>19.00</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212"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7];6;1)&gt;MID([.F46];6;1);&quot;&quot;;MAX([.A$7:.A45])+1)">
            <text:p/>
          </table:table-cell>
          <table:table-cell office:value-type="string">
            <text:p>FNC_SOC_PEO_RLT_15</text:p>
          </table:table-cell>
          <table:table-cell table:style-name="ce408" table:formula="of:=IF(MID([.F47];6;1)&gt;MID([.F46];6;1);[.C46];[.C46]+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48];6;1)&gt;MID([.F47];6;1);&quot;&quot;;MAX([.A$7:.A46])+1)">
            <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22">
          <table:table-cell table:formula="of:=IF(MID([.F49];6;1)&gt;MID([.F48];6;1);&quot;&quot;;MAX([.A$7:.A47])+1)">
            <text:p/>
          </table:table-cell>
          <table:table-cell office:value-type="string">
            <text:p>FNC_SOC_PEO_RLT_15</text:p>
          </table:table-cell>
          <table:table-cell table:style-name="ce408" table:formula="of:=IF(MID([.F49];6;1)&gt;MID([.F48];6;1);[.C48];[.C48]+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4: Open Network list</text:p>
          </table:table-cell>
          <table:table-cell office:value-type="string">
            <text:p><text:span text:style-name="T10">- Select Connections on People toolbar portlet</text:span></text:p>
            <text:p><text:span text:style-name="T10">- Focus on [</text:span><text:span text:style-name="T37">Network] </text:span><text:span text:style-name="T38">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0];6;1)&gt;MID([.F49];6;1);&quot;&quot;;MAX([.A$7:.A48])+1)">
            <text:p/>
          </table:table-cell>
          <table:table-cell office:value-type="string">
            <text:p>FNC_SOC_PEO_RLT_15</text:p>
          </table:table-cell>
          <table:table-cell table:style-name="ce408" table:formula="of:=IF(MID([.F50];6;1)&gt;MID([.F49];6;1);[.C49];[.C49]+1)" office:value-type="float" office:value="1">
            <text:p>1.00</text:p>
          </table:table-cell>
          <table:table-cell office:value-type="string">
            <text:p>Social/people/Connections/Delete</text:p>
          </table:table-cell>
          <table:table-cell table:style-name="ce415" office:value-type="string">
            <text:p>Delete connection</text:p>
          </table:table-cell>
          <table:table-cell table:style-name="ce234"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1];6;1)&gt;MID([.F50];6;1);&quot;&quot;;MAX([.A$7:.A49])+1)" office:value-type="float" office:value="20">
            <text:p>20.00</text:p>
          </table:table-cell>
          <table:table-cell office:value-type="string">
            <text:p>FNC_SOC_PEO_RLT_15</text:p>
          </table:table-cell>
          <table:table-cell table:style-name="ce408" table:formula="of:=IF(MID([.F51];6;1)&gt;MID([.F50];6;1);[.C50];[.C50]+1)" office:value-type="float" office:value="2">
            <text:p>2.00</text:p>
          </table:table-cell>
          <table:table-cell office:value-type="string">
            <text:p>Social/people/Connections/Delete</text:p>
          </table:table-cell>
          <table:table-cell table:style-name="ce212"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2];6;1)&gt;MID([.F51];6;1);&quot;&quot;;MAX([.A$7:.A50])+1)">
            <text:p/>
          </table:table-cell>
          <table:table-cell office:value-type="string">
            <text:p>FNC_SOC_PEO_RLT_15</text:p>
          </table:table-cell>
          <table:table-cell table:style-name="ce408"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22">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6: Go to Connections of user AAA</text:p>
          </table:table-cell>
          <table:table-cell table:style-name="ce231" office:value-type="string">
            <text:p>- Login with user AAA</text:p>
            <text:p>- Select my profile and choose relation</text:p>
            <text:p>- Select user which was deleted at step 5</text:p>
            <text:p>- Click Delete </text:p>
          </table:table-cell>
          <table:table-cell table:style-name="ce232" office:value-type="string">
            <text:p>- Login in successfully</text:p>
            <text:p>- Show content of my profile</text:p>
            <text:p>- Show message alert Connection is deleted by another.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7];6;1)&gt;MID([.F56];6;1);&quot;&quot;;MAX([.A$7:.A55])+1)" office:value-type="float" office:value="21">
            <text:p>21.00</text:p>
          </table:table-cell>
          <table:table-cell office:value-type="string">
            <text:p>FNC_SOC_PEO_RLT_16</text:p>
          </table:table-cell>
          <table:table-cell table:style-name="ce408" office:value-type="float" office:value="1">
            <text:p>1.00</text:p>
          </table:table-cell>
          <table:table-cell office:value-type="string">
            <text:p>Social/people/Received Invitations</text:p>
          </table:table-cell>
          <table:table-cell table:style-name="ce212"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8];6;1)&gt;MID([.F57];6;1);&quot;&quot;;MAX([.A$7:.A56])+1)">
            <text:p/>
          </table:table-cell>
          <table:table-cell office:value-type="string">
            <text:p>FNC_SOC_PEO_RLT_16</text:p>
          </table:table-cell>
          <table:table-cell table:style-name="ce408"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59];6;1)&gt;MID([.F58];6;1);&quot;&quot;;MAX([.A$7:.A57])+1)">
            <text:p/>
          </table:table-cell>
          <table:table-cell office:value-type="string">
            <text:p>FNC_SOC_PEO_RLT_16</text:p>
          </table:table-cell>
          <table:table-cell table:style-name="ce408"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31" office:value-type="string">
            <text:p>Step 3: Accept the friend </text:p>
          </table:table-cell>
          <table:table-cell office:value-type="string">
            <text:p>- Sign in with user which invited at step 2 (AAA</text:p>
            <text:p>- Choose <text:span text:style-name="T7">My Connection</text:span><text:span text:style-name="T9"> on the People toolbar portlet <text:s/>and click </text:span><text:span text:style-name="T7">Invitation</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number-columns-repeated="247"/>
        </table:table-row>
        <table:table-row table:style-name="ro39">
          <table:table-cell table:formula="of:=IF(MID([.F60];6;1)&gt;MID([.F59];6;1);&quot;&quot;;MAX([.A$7:.A58])+1)">
            <text:p/>
          </table:table-cell>
          <table:table-cell office:value-type="string">
            <text:p>FNC_SOC_PEO_RLT_16</text:p>
          </table:table-cell>
          <table:table-cell table:style-name="ce408"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34"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31" office:value-type="string">
            <text:p>- Show user who accepted in <text:span text:style-name="T20">Network</text:span> list</text:p>
          </table:table-cell>
          <table:table-cell table:style-name="ce424" office:value-type="string">
            <text:p>High</text:p>
          </table:table-cell>
          <table:table-cell table:number-columns-repeated="247"/>
        </table:table-row>
        <table:table-row table:style-name="ro39">
          <table:table-cell table:formula="of:=IF(MID([.F61];6;1)&gt;MID([.F60];6;1);&quot;&quot;;MAX([.A$7:.A59])+1)" office:value-type="float" office:value="22">
            <text:p>22.00</text:p>
          </table:table-cell>
          <table:table-cell office:value-type="string">
            <text:p>FNC_SOC_PEO_RLT_16</text:p>
          </table:table-cell>
          <table:table-cell table:style-name="ce408" table:formula="of:=IF(MID([.F61];6;1)&gt;MID([.F60];6;1);[.C60];[.C60]+1)" office:value-type="float" office:value="2">
            <text:p>2.00</text:p>
          </table:table-cell>
          <table:table-cell office:value-type="string">
            <text:p>Social/people/Received Invitations</text:p>
          </table:table-cell>
          <table:table-cell table:style-name="ce212"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247"/>
        </table:table-row>
        <table:table-row table:style-name="ro39">
          <table:table-cell table:formula="of:=IF(MID([.F62];6;1)&gt;MID([.F61];6;1);&quot;&quot;;MAX([.A$7:.A60])+1)">
            <text:p/>
          </table:table-cell>
          <table:table-cell office:value-type="string">
            <text:p>FNC_SOC_PEO_RLT_16</text:p>
          </table:table-cell>
          <table:table-cell table:style-name="ce408"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247"/>
        </table:table-row>
        <table:table-row table:style-name="ro38">
          <table:table-cell table:formula="of:=IF(MID([.F63];6;1)&gt;MID([.F62];6;1);&quot;&quot;;MAX([.A$7:.A61])+1)">
            <text:p/>
          </table:table-cell>
          <table:table-cell office:value-type="string">
            <text:p>FNC_SOC_PEO_RLT_16</text:p>
          </table:table-cell>
          <table:table-cell table:style-name="ce408"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28" office:value-type="string">
            <text:p>User denies the friend request. No relation between these twos users.</text:p>
            <text:p>User who sent friend request, is moved out invitations user list</text:p>
            <text:p/>
          </table:table-cell>
          <table:table-cell table:style-name="ce424" office:value-type="string">
            <text:p>High</text:p>
          </table:table-cell>
          <table:table-cell table:number-columns-repeated="247"/>
        </table:table-row>
        <table:table-row table:style-name="ro39">
          <table:table-cell table:formula="of:=IF(MID([.F64];6;1)&gt;MID([.F63];6;1);&quot;&quot;;MAX([.A$7:.A62])+1)" office:value-type="float" office:value="23">
            <text:p>23.00</text:p>
          </table:table-cell>
          <table:table-cell office:value-type="string">
            <text:p>FNC_SOC_PEO_RLT_16</text:p>
          </table:table-cell>
          <table:table-cell table:style-name="ce408" table:formula="of:=IF(MID([.F64];6;1)&gt;MID([.F63];6;1);[.C63];[.C63]+1)" office:value-type="float" office:value="3">
            <text:p>3.00</text:p>
          </table:table-cell>
          <table:table-cell office:value-type="string">
            <text:p>Social/people/Received Invitations</text:p>
          </table:table-cell>
          <table:table-cell table:style-name="ce416"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247"/>
        </table:table-row>
        <table:table-row table:style-name="ro39">
          <table:table-cell table:formula="of:=IF(MID([.F65];6;1)&gt;MID([.F64];6;1);&quot;&quot;;MAX([.A$7:.A63])+1)">
            <text:p/>
          </table:table-cell>
          <table:table-cell office:value-type="string">
            <text:p>FNC_SOC_PEO_RLT_16</text:p>
          </table:table-cell>
          <table:table-cell table:style-name="ce408" table:formula="of:=IF(MID([.F65];6;1)&gt;MID([.F64];6;1);[.C64];[.C64]+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247"/>
        </table:table-row>
        <table:table-row table:style-name="ro38">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table:style-name="ce231"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28" office:value-type="string">
            <text:p>Show all information of user includes:</text:p>
            <text:p>- Activities: can see activities of user</text:p>
            <text:p>- Profile: Show profile of user</text:p>
            <text:p>- Connections: show <text:span text:style-name="T9">all users which have relations with user</text:span></text:p>
            <text:p/>
          </table:table-cell>
          <table:table-cell table:style-name="ce424" office:value-type="string">
            <text:p>High</text:p>
          </table:table-cell>
          <table:table-cell table:number-columns-repeated="247"/>
        </table:table-row>
        <table:table-row table:style-name="ro22">
          <table:table-cell table:formula="of:=IF(MID([.F67];6;1)&gt;MID([.F66];6;1);&quot;&quot;;MAX([.A$7:.A65])+1)" office:value-type="float" office:value="24">
            <text:p>24.00</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table:style-name="ce212"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office:value-type="string">
            <text:p>Medium</text:p>
          </table:table-cell>
          <table:table-cell table:number-columns-repeated="247"/>
        </table:table-row>
        <table:table-row table:style-name="ro22">
          <table:table-cell table:formula="of:=IF(MID([.F68];6;1)&gt;MID([.F67];6;1);&quot;&quot;;MAX([.A$7:.A66])+1)">
            <text:p/>
          </table:table-cell>
          <table:table-cell office:value-type="string">
            <text:p>FNC_SOC_PEO_RLT_17</text:p>
          </table:table-cell>
          <table:table-cell table:style-name="ce408"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office:value-type="string">
            <text:p>Medium</text:p>
          </table:table-cell>
          <table:table-cell table:number-columns-repeated="247"/>
        </table:table-row>
        <table:table-row table:style-name="ro37">
          <table:table-cell table:formula="of:=IF(MID([.F69];6;1)&gt;MID([.F68];6;1);&quot;&quot;;MAX([.A$7:.A67])+1)">
            <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office:value-type="string">
            <text:p>Delete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6">
          <table:table-cell table:formula="of:=IF(MID([.F70];6;1)&gt;MID([.F69];6;1);&quot;&quot;;MAX([.A$7:.A68])+1)">
            <text:p/>
          </table:table-cell>
          <table:table-cell office:value-type="string">
            <text:p>FNC_SOC_PEO_RLT_17</text:p>
          </table:table-cell>
          <table:table-cell table:style-name="ce408"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23" office:value-type="string">
            <text:p>Step 4: Delete invitation</text:p>
          </table:table-cell>
          <table:table-cell table:style-name="ce425"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23" office:value-type="string">
            <text:p>- The user is deleted</text:p>
          </table:table-cell>
          <table:table-cell office:value-type="string">
            <text:p>Medium</text:p>
          </table:table-cell>
          <table:table-cell table:style-name="ce455"/>
          <table:table-cell table:style-name="ce459" table:number-columns-repeated="2"/>
          <table:table-cell table:style-name="ce461" table:number-columns-repeated="235"/>
          <table:table-cell table:style-name="ce302" table:number-columns-repeated="9"/>
        </table:table-row>
        <table:table-row table:style-name="ro49">
          <table:table-cell table:formula="of:=IF(MID([.F71];6;1)&gt;MID([.F70];6;1);&quot;&quot;;MAX([.A$7:.A69])+1)" office:value-type="float" office:value="25">
            <text:p>25.00</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2];6;1)&gt;MID([.F71];6;1);&quot;&quot;;MAX([.A$7:.A70])+1)">
            <text:p/>
          </table:table-cell>
          <table:table-cell office:value-type="string">
            <text:p>FNC_SOC_PEO_RLT_18</text:p>
          </table:table-cell>
          <table:table-cell table:style-name="ce408"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3];6;1)&gt;MID([.F72];6;1);&quot;&quot;;MAX([.A$7:.A71])+1)">
            <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31" office:value-type="string">
            <text:p>Step 3: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number-columns-repeated="247"/>
        </table:table-row>
        <table:table-row table:style-name="ro49">
          <table:table-cell table:formula="of:=IF(MID([.F74];6;1)&gt;MID([.F73];6;1);&quot;&quot;;MAX([.A$7:.A72])+1)" office:value-type="float" office:value="26">
            <text:p>26.00</text:p>
          </table:table-cell>
          <table:table-cell office:value-type="string">
            <text:p>FNC_SOC_PEO_RLT_18</text:p>
          </table:table-cell>
          <table:table-cell table:style-name="ce408" table:formula="of:=IF(MID([.F74];6;1)&gt;MID([.F73];6;1);[.C73];[.C73]+1)" office:value-type="float" office:value="2">
            <text:p>2.00</text:p>
          </table:table-cell>
          <table:table-cell office:value-type="string">
            <text:p>Social/people/Received Invita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5];6;1)&gt;MID([.F74];6;1);&quot;&quot;;MAX([.A$7:.A73])+1)">
            <text:p/>
          </table:table-cell>
          <table:table-cell office:value-type="string">
            <text:p>FNC_SOC_PEO_RLT_18</text:p>
          </table:table-cell>
          <table:table-cell table:style-name="ce408"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42">
          <table:table-cell table:formula="of:=IF(MID([.F76];6;1)&gt;MID([.F75];6;1);&quot;&quot;;MAX([.A$7:.A74])+1)">
            <text:p/>
          </table:table-cell>
          <table:table-cell office:value-type="string">
            <text:p>FNC_SOC_PEO_RLT_18</text:p>
          </table:table-cell>
          <table:table-cell table:style-name="ce408"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31" office:value-type="string">
            <text:p>Step 3: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9">
          <table:table-cell table:formula="of:=IF(MID([.F77];6;1)&gt;MID([.F76];6;1);&quot;&quot;;MAX([.A$7:.A75])+1)" office:value-type="float" office:value="27">
            <text:p>27.00</text:p>
          </table:table-cell>
          <table:table-cell office:value-type="string">
            <text:p>FNC_SOC_PEO_RLT_18</text:p>
          </table:table-cell>
          <table:table-cell table:style-name="ce408" table:formula="of:=IF(MID([.F77];6;1)&gt;MID([.F76];6;1);[.C76];[.C76]+1)" office:value-type="float" office:value="3">
            <text:p>3.00</text:p>
          </table:table-cell>
          <table:table-cell office:value-type="string">
            <text:p>Social/people/Received Invitations/Search</text:p>
          </table:table-cell>
          <table:table-cell table:style-name="ce212"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212"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22"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table:style-name="ce231" office:value-type="string">
            <text:p>Step 3: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table:style-name="ce231" office:value-type="string">
            <text:p>Step 3: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5">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9">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5">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5">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37">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6"/>
          <table:table-cell table:style-name="ce460" table:number-columns-repeated="2"/>
          <table:table-cell table:number-columns-repeated="244"/>
        </table:table-row>
        <table:table-row table:style-name="ro55">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2">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table:style-name="ce231" office:value-type="string">
            <text:p>Step 3: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table:style-name="ce231" office:value-type="string">
            <text:p>Step 3: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table:style-name="ce231" office:value-type="string">
            <text:p>Step 3: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179" table:number-columns-repeated="238"/>
          <table:table-cell table:number-columns-repeated="9"/>
        </table:table-row>
        <table:table-row table:style-name="ro49">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31" office:value-type="string">
            <text:p>Step 3: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4: <text:s/>Check paging when there is smaller 10 user in result</text:p>
          </table:table-cell>
          <table:table-cell table:style-name="ce231" office:value-type="string">
            <text:p>Run searching with result is small</text:p>
          </table:table-cell>
          <table:table-cell table:style-name="ce231" office:value-type="string">
            <text:p>There is only one page, don't show “Show more....”</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5: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179" table:number-columns-repeated="238"/>
          <table:table-cell table:number-columns-repeated="9"/>
        </table:table-row>
        <table:table-row table:style-name="ro39">
          <table:table-cell table:formula="of:=IF(MID([.F121];6;1)&gt;MID([.F120];6;1);&quot;&quot;;MAX([.A$7:.A119])+1)" office:value-type="float" office:value="41">
            <text:p>41.00</text:p>
          </table:table-cell>
          <table:table-cell office:value-type="string">
            <text:p>FNC_SOC_PEO_RLT_19</text:p>
          </table:table-cell>
          <table:table-cell table:style-name="ce285" office:value-type="float" office:value="1">
            <text:p>1.00</text:p>
          </table:table-cell>
          <table:table-cell office:value-type="string">
            <text:p>Social/people/PENDING REQUESTS</text:p>
          </table:table-cell>
          <table:table-cell table:style-name="ce212"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13" office:value-type="string">
            <text:p>- Show content of People page</text:p>
          </table:table-cell>
          <table:table-cell office:value-type="string">
            <text:p>High</text:p>
          </table:table-cell>
          <table:table-cell table:style-name="ce179" table:number-columns-repeated="1"/>
          <table:table-cell table:style-name="ce179">
            <text:p>thao.pham</text:p>
          </table:table-cell>
          <table:table-cell table:style-name="ce179" table:number-columns-repeated="236"/>
          <table:table-cell table:number-columns-repeated="9"/>
        </table:table-row>
        <table:table-row table:style-name="ro39">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179" table:number-columns-repeated="1"/>
          <table:table-cell table:style-name="ce179">
            <text:p>thao.pham</text:p>
          </table:table-cell>
          <table:table-cell table:style-name="ce179" table:number-columns-repeated="236"/>
          <table:table-cell table:number-columns-repeated="9"/>
        </table:table-row>
        <table:table-row table:style-name="ro49">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79" table:number-columns-repeated="1"/>
          <table:table-cell table:style-name="ce179">
            <text:p>thao.pham</text:p>
          </table:table-cell>
          <table:table-cell table:style-name="ce179" table:number-columns-repeated="236"/>
          <table:table-cell table:number-columns-repeated="9"/>
        </table:table-row>
        <table:table-row table:style-name="ro39">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179" table:number-columns-repeated="1"/>
          <table:table-cell table:style-name="ce179">
            <text:p>thao.pham</text:p>
          </table:table-cell>
          <table:table-cell table:style-name="ce179" table:number-columns-repeated="236"/>
          <table:table-cell table:number-columns-repeated="9"/>
        </table:table-row>
        <table:table-row table:style-name="ro39">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418"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179" table:number-columns-repeated="1"/>
          <table:table-cell table:style-name="ce179">
            <text:p>thao.pham</text:p>
          </table:table-cell>
          <table:table-cell table:style-name="ce179" table:number-columns-repeated="236"/>
          <table:table-cell table:number-columns-repeated="9"/>
        </table:table-row>
        <table:table-row table:style-name="ro39">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457" table:number-columns-repeated="1"/>
          <table:table-cell table:style-name="ce457">
            <text:p>thao.pham</text:p>
          </table:table-cell>
          <table:table-cell table:style-name="ce457" table:number-columns-repeated="236"/>
          <table:table-cell table:style-name="ce318" table:number-columns-repeated="9"/>
        </table:table-row>
        <table:table-row table:style-name="ro49">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424" office:value-type="string">
            <text:p>Step 5: Revoke request</text:p>
          </table:table-cell>
          <table:table-cell table:style-name="ce424" office:value-type="string">
            <text:p>Select a user and click <text:span text:style-name="T7">Revoke</text:span></text:p>
          </table:table-cell>
          <table:table-cell table:style-name="ce424" office:value-type="string">
            <text:p>- Remove user in request list</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49">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42">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5: Check information of user</text:p>
          </table:table-cell>
          <table:table-cell office:value-type="string">
            <text:p>Click on name of user who want to check information</text:p>
          </table:table-cell>
          <table:table-cell table:style-name="ce228" office:value-type="string">
            <text:p>Show all information of user includes:</text:p>
            <text:p>- Activities: can see activities of user</text:p>
            <text:p>- Profile: Show profile of user</text:p>
            <text:p>- Relation: show <text:span text:style-name="T9">all users which have relations with user</text:span></text:p>
            <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37" office:value-type="string">
            <text:p>- Show content of People page</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48">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9">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o invited by user login</text:p>
          </table:table-cell>
          <table:table-cell office:value-type="string">
            <text:p>High</text:p>
          </table:table-cell>
          <table:table-cell table:style-name="ce318" table:number-columns-repeated="1"/>
          <table:table-cell table:style-name="ce318">
            <text:p>thao.pham</text:p>
          </table:table-cell>
          <table:table-cell table:style-name="ce318" table:number-columns-repeated="245"/>
        </table:table-row>
        <table:table-row table:style-name="ro37">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5: View Received Invitations list of user who invited</text:p>
          </table:table-cell>
          <table:table-cell table:style-name="ce424"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28"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58" table:number-columns-repeated="1"/>
          <table:table-cell table:style-name="ce458">
            <text:p>thao.pham</text:p>
          </table:table-cell>
          <table:table-cell table:style-name="ce458" table:number-columns-repeated="245"/>
        </table:table-row>
        <table:table-row table:style-name="ro36">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6: Revoke invitation after user denied</text:p>
          </table:table-cell>
          <table:table-cell table:style-name="ce424" office:value-type="string">
            <text:p>- Back to browser 1 with user AAA and don't refresh browser</text:p>
            <text:p>- In Profile/ Connections/PENDING REQUESTS: <text:s/>Click [Revoke]</text:p>
          </table:table-cell>
          <table:table-cell table:style-name="ce424" office:value-type="string">
            <text:p>Show message alert <text:span text:style-name="T15">Invitation is revoked or deleted by another. </text:span></text:p>
          </table:table-cell>
          <table:table-cell office:value-type="string">
            <text:p>High</text:p>
          </table:table-cell>
          <table:table-cell table:style-name="ce458" table:number-columns-repeated="1"/>
          <table:table-cell table:style-name="ce458">
            <text:p>thao.pham</text:p>
          </table:table-cell>
          <table:table-cell table:style-name="ce458" table:number-columns-repeated="245"/>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1" table:default-cell-style-name="ce408"/>
        <table:table-column table:style-name="co45" table:default-cell-style-name="ce464"/>
        <table:table-column table:style-name="co47" table:default-cell-style-name="ce408"/>
        <table:table-column table:style-name="co31" table:default-cell-style-name="ce467"/>
        <table:table-column table:style-name="co25" table:default-cell-style-name="ce471"/>
        <table:table-column table:style-name="co26" table:default-cell-style-name="ce228"/>
        <table:table-column table:style-name="co27" table:default-cell-style-name="ce469"/>
        <table:table-column table:style-name="co28" table:default-cell-style-name="ce246"/>
        <table:table-column table:style-name="co10" table:default-cell-style-name="ce24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178"/>
        <table:table-row table:style-name="ro26">
          <table:table-cell table:style-name="Default"/>
          <table:table-cell table:style-name="ce185" office:value-type="string">
            <text:p>TEST CASES</text:p>
          </table:table-cell>
          <table:table-cell table:style-name="ce185"/>
          <table:table-cell table:style-name="ce186" table:number-columns-repeated="2"/>
          <table:table-cell table:style-name="Default"/>
          <table:table-cell table:style-name="ce411"/>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6" table:number-columns-repeated="4"/>
          <table:table-cell table:style-name="Default"/>
          <table:table-cell table:style-name="ce411"/>
          <table:table-cell table:style-name="ce186" table:number-columns-repeated="2"/>
          <table:table-cell table:style-name="ce260"/>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Functions List<text:span text:style-name="T8">:</text:span></text:p>
          </table:table-cell>
          <table:table-cell table:style-name="ce195" office:value-type="string" table:number-columns-spanned="3" table:number-rows-spanned="1">
            <text:p>Dashboard</text:p>
          </table:table-cell>
          <table:covered-table-cell table:style-name="ce203"/>
          <table:covered-table-cell table:style-name="ce196"/>
          <table:table-cell table:style-name="Default"/>
          <table:table-cell table:style-name="ce411"/>
          <table:table-cell table:style-name="ce236"/>
          <table:table-cell table:style-name="ce494"/>
          <table:table-cell table:style-name="ce260"/>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Total Main Cases:</text:p>
          </table:table-cell>
          <table:table-cell table:style-name="ce466" table:formula="of:=MAX([.A7:.A1008])" office:value-type="float" office:value="29" table:number-columns-spanned="3" table:number-rows-spanned="1">
            <text:p>29</text:p>
          </table:table-cell>
          <table:covered-table-cell table:number-columns-repeated="2" table:style-name="ce411"/>
          <table:table-cell table:style-name="Default"/>
          <table:table-cell table:style-name="ce411"/>
          <table:table-cell table:style-name="ce236"/>
          <table:table-cell table:style-name="ce495"/>
          <table:table-cell table:style-name="ce260"/>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ce462"/>
          <table:table-cell table:style-name="ce463"/>
          <table:table-cell table:style-name="ce462" table:number-columns-repeated="7"/>
          <table:table-cell table:style-name="ce261"/>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462" table:number-columns-repeated="232"/>
          <table:table-cell table:style-name="Default"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497" table:number-columns-repeated="2"/>
          <table:table-cell table:number-columns-repeated="235"/>
        </table:table-row>
        <table:table-row table:style-name="ro30">
          <table:table-cell table:style-name="ce285" office:value-type="float" office:value="1">
            <text:p>1.00</text:p>
          </table:table-cell>
          <table:table-cell table:style-name="ce27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68" office:value-type="string">
            <text:p>Show Dashboard form</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27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68" office:value-type="string">
            <text:p>Add new gadget into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with all gadget default</text:p>
          </table:table-cell>
          <table:table-cell office:value-type="string">
            <text:p>High</text:p>
          </table:table-cell>
          <table:table-cell table:number-columns-repeated="247"/>
        </table:table-row>
        <table:table-row table:style-name="ro36">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39">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3" office:value-type="string">
            <text:p>Step 4: Add new gadget into dashboard</text:p>
          </table:table-cell>
          <table:table-cell table:style-name="ce425" office:value-type="string">
            <text:p>- In form: Input value valid in URL which want to add</text:p>
            <text:p>- Click <text:span text:style-name="T7">Add Gadget</text:span></text:p>
          </table:table-cell>
          <table:table-cell table:style-name="ce425" office:value-type="string">
            <text:p>- New gadget is added successfully into dashboard </text:p>
          </table:table-cell>
          <table:table-cell office:value-type="string">
            <text:p>High</text:p>
          </table:table-cell>
          <table:table-cell table:number-columns-repeated="247"/>
        </table:table-row>
        <table:table-row table:style-name="ro30">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68" office:value-type="string">
            <text:p>Add new gadget into dashboard with blank URL</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3" office:value-type="string">
            <text:p>Step 4: Add new gadget into dashboard</text:p>
          </table:table-cell>
          <table:table-cell table:style-name="ce425" office:value-type="string">
            <text:p>- In form: Leave URL bank</text:p>
            <text:p>- Click <text:span text:style-name="T7">Add Gadget</text:span></text:p>
          </table:table-cell>
          <table:table-cell table:style-name="ce425" office:value-type="string">
            <text:p>- Show message alerts text field is required</text:p>
          </table:table-cell>
          <table:table-cell office:value-type="string">
            <text:p>Low</text:p>
          </table:table-cell>
          <table:table-cell table:number-columns-repeated="247"/>
        </table:table-row>
        <table:table-row table:style-name="ro39">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68" office:value-type="string">
            <text:p>Add new gadget into dashboard with in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3" office:value-type="string">
            <text:p>Step 4: Add new gadget into dashboard</text:p>
          </table:table-cell>
          <table:table-cell table:style-name="ce425" office:value-type="string">
            <text:p>- In form: Input value invalid in URL which want to add</text:p>
            <text:p>- Click <text:span text:style-name="T7">Add Gadget</text:span></text:p>
          </table:table-cell>
          <table:table-cell table:style-name="ce425"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2">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67" office:value-type="string">
            <text:p>Add new gadget into dashboard with URL is not correct URL of gadgets xml or RSS fee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2">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2">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3" office:value-type="string">
            <text:p>Step 4: Add new gadget into dashboard</text:p>
          </table:table-cell>
          <table:table-cell table:style-name="ce425" office:value-type="string">
            <text:p>- In form: Input URL is not correct URL of gadget's xml or RSS feed</text:p>
            <text:p>- Click <text:span text:style-name="T7">Add Gadget</text:span></text:p>
          </table:table-cell>
          <table:table-cell table:style-name="ce490"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39">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87" office:value-type="string">
            <text:p>Add Code sharing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9">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308" office:value-type="string">
            <text:p>Step 3: Share code </text:p>
          </table:table-cell>
          <table:table-cell table:style-name="ce301" office:value-type="string">
            <text:p>- Enter your code on text box</text:p>
            <text:p>- Click on Send</text:p>
          </table:table-cell>
          <table:table-cell table:style-name="ce308"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39">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87" office:value-type="string">
            <text:p>Add code runn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308" office:value-type="string">
            <text:p>Step 3: Run source code</text:p>
          </table:table-cell>
          <table:table-cell table:style-name="ce301" office:value-type="string">
            <text:p>- Enter your code on text box</text:p>
            <text:p>- Click on <text:span text:style-name="T7">Execute</text:span></text:p>
          </table:table-cell>
          <table:table-cell table:style-name="ce308" office:value-type="string">
            <text:p>It will compiler this source code and display result bellow</text:p>
          </table:table-cell>
          <table:table-cell office:value-type="string">
            <text:p>Low</text:p>
          </table:table-cell>
          <table:table-cell table:number-columns-repeated="247"/>
        </table:table-row>
        <table:table-row table:style-name="ro39">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87" office:value-type="string">
            <text:p>Add container compliance test 0.8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28" office:value-type="string">
            <text:p>- Select a tab</text:p>
            <text:p>- Click on [Add gadgets] button.</text:p>
            <text:p>- Drag and drop container compliance gadget into dashboard</text:p>
          </table:table-cell>
          <table:table-cell table:style-name="ce301"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39">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87" office:value-type="string">
            <text:p>Add RSS read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86" office:value-type="string">
            <text:p>- Select a tab</text:p>
            <text:p>- Click on [Add gadgets] button.</text:p>
            <text:p>- Drag and drop RSS reader gadget into dashboard</text:p>
          </table:table-cell>
          <table:table-cell table:style-name="ce308"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39">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87" office:value-type="string">
            <text:p>Add Rss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39">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87" office:value-type="string">
            <text:p>Add Social Hello word</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86" office:value-type="string">
            <text:p>- Select a tab</text:p>
            <text:p>- Click on [Add gadgets] button.</text:p>
            <text:p>- Drag and drop Social hello gadget into dashboard</text:p>
          </table:table-cell>
          <table:table-cell table:style-name="ce308" office:value-type="string">
            <text:p>A social Hello gadget is added. </text:p>
          </table:table-cell>
          <table:table-cell office:value-type="string">
            <text:p>Low</text:p>
          </table:table-cell>
          <table:table-cell table:number-columns-repeated="247"/>
        </table:table-row>
        <table:table-row table:style-name="ro39">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308" office:value-type="string">
            <text:p>Step 3: Say hello in other language</text:p>
          </table:table-cell>
          <table:table-cell table:style-name="ce301" office:value-type="string">
            <text:p>- Click on [Say hello] button</text:p>
          </table:table-cell>
          <table:table-cell table:style-name="ce308"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39">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87" office:value-type="string">
            <text:p>Add Space list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3">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86" office:value-type="string">
            <text:p>- Select a tab</text:p>
            <text:p>- Click on [Add gadgets] button.</text:p>
            <text:p>- Drag and drop Space list gadget into dashboard</text:p>
          </table:table-cell>
          <table:table-cell table:style-name="ce308"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39">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87" office:value-type="string">
            <text:p>Add Status update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86" office:value-type="string">
            <text:p>- Select a tab</text:p>
            <text:p>- Click on [Add gadgets] button.</text:p>
            <text:p>- Drag and drop status update gadget into dashboard</text:p>
          </table:table-cell>
          <table:table-cell table:style-name="ce308"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308" office:value-type="string">
            <text:p>Step 3: Add new activity</text:p>
          </table:table-cell>
          <table:table-cell table:style-name="ce301" office:value-type="string">
            <text:p>- Enter some words on text box</text:p>
            <text:p>- Click on [+] icon</text:p>
          </table:table-cell>
          <table:table-cell table:style-name="ce491" office:value-type="string">
            <text:p>Add new activities for user successfully</text:p>
          </table:table-cell>
          <table:table-cell office:value-type="string">
            <text:p>Low</text:p>
          </table:table-cell>
          <table:table-cell table:number-columns-repeated="247"/>
        </table:table-row>
        <table:table-row table:style-name="ro39">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87" office:value-type="string">
            <text:p>Add Viewer friends <text:s/>gadgets</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86" office:value-type="string">
            <text:p>- Select a tab</text:p>
            <text:p>- Click on [Add gadgets] button.</text:p>
            <text:p>- Drag and drop viewer friends gadget into dashboard</text:p>
          </table:table-cell>
          <table:table-cell table:style-name="ce308"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67" office:value-type="string">
            <text:p>Drag &amp; drop gadget</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4" office:value-type="string">
            <text:p>Step 4: drag and drop portlet into space</text:p>
          </table:table-cell>
          <table:table-cell table:style-name="ce487" office:value-type="string">
            <text:p>Click Gadget in the left pane,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20" office:value-type="string">
            <text:p>Change position of gadget in Dashboard </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24" office:value-type="string">
            <text:p>Step 4: Change position of gadget</text:p>
          </table:table-cell>
          <table:table-cell table:style-name="ce488" office:value-type="string">
            <text:p>Select a gadget in Gadget Container in the right,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9">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87" office:value-type="string">
            <text:p>View gadget at maximize/minimize of gadget</text:p>
          </table:table-cell>
          <table:table-cell office:value-type="string">
            <text:p>Step 1: Go to dashboard page</text:p>
          </table:table-cell>
          <table:table-cell table:style-name="ce228" office:value-type="string">
            <text:p>- Sign in system</text:p>
            <text:p>- Click on dashboard link on admin toolbar</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28" office:value-type="string">
            <text:p>- Select a tab</text:p>
            <text:p>- Click on [Add gadgets] button.</text:p>
            <text:p>- Drag and drop a gadget into dashboard</text:p>
          </table:table-cell>
          <table:table-cell table:style-name="ce228" office:value-type="string">
            <text:p>Add gadget into dashboard successfully</text:p>
          </table:table-cell>
          <table:table-cell office:value-type="string">
            <text:p>Low</text:p>
          </table:table-cell>
          <table:table-cell table:number-columns-repeated="247"/>
        </table:table-row>
        <table:table-row table:style-name="ro39">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3: View gadget at maximize mode</text:p>
          </table:table-cell>
          <table:table-cell table:style-name="ce301" office:value-type="string">
            <text:p>- Select a gadget</text:p>
            <text:p>- Click on icon of maximize view</text:p>
          </table:table-cell>
          <table:table-cell table:style-name="ce308"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4: View gadget at minimize mode</text:p>
          </table:table-cell>
          <table:table-cell table:style-name="ce301" office:value-type="string">
            <text:p>- Select a gadget</text:p>
            <text:p>- Click on icon of minimize view</text:p>
          </table:table-cell>
          <table:table-cell table:style-name="ce308"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8" office:value-type="string">
            <text:p>Add new tab for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4" office:value-type="string">
            <text:p>Add new tab for Dashboard</text:p>
          </table:table-cell>
          <table:table-cell table:style-name="ce412" office:value-type="string">
            <text:p>Step 3: Add new tab with valid value</text:p>
          </table:table-cell>
          <table:table-cell table:style-name="ce412" office:value-type="string">
            <text:p>- Click corresponding cross (+) icon on Tabbed Dashboard Portlet</text:p>
            <text:p>- Input name for new tab and click enter</text:p>
          </table:table-cell>
          <table:table-cell table:style-name="ce412"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73" office:value-type="string">
            <text:p>Add new tab for Dashboard starts with number</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12" office:value-type="string">
            <text:p>Step 3: Add new tab start with number</text:p>
          </table:table-cell>
          <table:table-cell table:style-name="ce412" office:value-type="string">
            <text:p>- Click corresponding cross (+) icon on Tabbed Dashboard Portlet</text:p>
            <text:p>- Input name for new tab start with number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75" office:value-type="string">
            <text:p><text:span text:style-name="T4">Add new tab for Dashboard starts with <text:s/>underscore, </text:span><text:span text:style-name="T5">dash</text:span><text:span text:style-name="T4"> and dot</text:spa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12" office:value-type="string">
            <text:p>Step 3: Add new tab start <text:span text:style-name="T48">with <text:s/>underscore, </text:span><text:span text:style-name="T49">dash</text:span><text:span text:style-name="T48"> and dot</text:span></text:p>
          </table:table-cell>
          <table:table-cell table:style-name="ce412" office:value-type="string">
            <text:p>- Click corresponding cross (+) icon on Tabbed Dashboard Portlet</text:p>
            <text:p>- Input name for new tab start with <text:span text:style-name="T52">underscore, dash and dot </text:span><text:s/>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75" office:value-type="string">
            <text:p>Add new tab for Dashboard contains special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12" office:value-type="string">
            <text:p>Step 3: Add new tab contains special characters</text:p>
          </table:table-cell>
          <table:table-cell table:style-name="ce412" office:value-type="string">
            <text:p>- Click corresponding cross (+) icon on Tabbed Dashboard Portlet</text:p>
            <text:p>- Input name contains special characters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76" office:value-type="string">
            <text:p><text:span text:style-name="T4">Add new tab for Dashboard </text:span>when name over 50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74" office:value-type="string">
            <text:p><text:span text:style-name="T48">Add new tab for Dashboard </text:span>when name over 50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74" office:value-type="string">
            <text:p><text:span text:style-name="T48">Add new tab for Dashboard</text:span><text:span text:style-name="T4"> </text:span>when name over 50 characters</text:p>
          </table:table-cell>
          <table:table-cell table:style-name="ce412" office:value-type="string">
            <text:p>Step 3: Add new tab over 50 characters</text:p>
          </table:table-cell>
          <table:table-cell table:style-name="ce412" office:value-type="string">
            <text:p>- Click corresponding cross (+) icon on Tabbed Dashboard Portlet</text:p>
            <text:p>- Input name for new tab over 50 characters and click enter</text:p>
          </table:table-cell>
          <table:table-cell table:style-name="ce412"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73" office:value-type="string">
            <text:p>Edit tab for Dashboard with 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9">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1"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and click enter</text:p>
          </table:table-cell>
          <table:table-cell table:style-name="ce492"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77" office:value-type="string">
            <text:p>Edit tab for Dashboard with in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with invalid values( start with number, <text:span text:style-name="T48">underscore, </text:span><text:span text:style-name="T49">dash</text:span><text:span text:style-name="T48"> and dot and contain special characters)</text:span>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77" office:value-type="string">
            <text:p>Delete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OK</text:span><text:span text:style-name="T54"> to confirm</text:span></text:p>
          </table:table-cell>
          <table:table-cell table:style-name="ce492"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3" office:value-type="string">
            <text:p>Delete tab for Dashboard without confirmatio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40"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77" office:value-type="string">
            <text:p>Delete the last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12" office:value-type="string">
            <text:p>Step 3: Delete the last tab for Dashboard</text:p>
          </table:table-cell>
          <table:table-cell table:style-name="ce412"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93" office:value-type="string">
            <text:p>Show message alert Can not </text:p>
            <text:p>delete the last tab. </text:p>
          </table:table-cell>
          <table:table-cell office:value-type="string">
            <text:p>Low</text:p>
          </table:table-cell>
          <table:table-cell table:number-columns-repeated="247"/>
        </table:table-row>
        <table:table-row table:style-name="ro39">
          <table:table-cell table:formula="of:=IF(MID([.F89];6;1)&gt;MID([.F88];6;1);&quot;&quot;;MAX([.A$7:.A88])+1)" office:value-type="float" office:value="28">
            <text:p>28.00</text:p>
          </table:table-cell>
          <table:table-cell table:style-name="ce465" office:value-type="string">
            <text:p>FNC_SOC_PEO_DBD_27</text:p>
          </table:table-cell>
          <table:table-cell office:value-type="float" office:value="1">
            <text:p>1.00</text:p>
          </table:table-cell>
          <table:table-cell office:value-type="string">
            <text:p>Portal\Dashboard\Share link</text:p>
          </table:table-cell>
          <table:table-cell table:style-name="ce478" office:value-type="string">
            <text:p>Share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0];6;1)&gt;MID([.F89];6;1);&quot;&quot;;MAX([.A$7:.A89])+1)">
            <text:p/>
          </table:table-cell>
          <table:table-cell table:style-name="ce465"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1];6;1)&gt;MID([.F90];6;1);&quot;&quot;;MAX([.A$7:.A90])+1)">
            <text:p/>
          </table:table-cell>
          <table:table-cell table:style-name="ce465"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3: Share link</text:p>
          </table:table-cell>
          <table:table-cell table:style-name="ce489" office:value-type="string">
            <text:p><text:span text:style-name="T55">- Click on icon of maximize view</text:span></text:p>
            <text:p><text:span text:style-name="T55">- Select a link on list in gadget and click </text:span><text:span text:style-name="T56">Share</text:span></text:p>
          </table:table-cell>
          <table:table-cell table:style-name="ce481"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0">
          <table:table-cell table:formula="of:=IF(MID([.F92];6;1)&gt;MID([.F91];6;1);&quot;&quot;;MAX([.A$7:.A91])+1)">
            <text:p/>
          </table:table-cell>
          <table:table-cell table:style-name="ce465"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4: Check after share link</text:p>
          </table:table-cell>
          <table:table-cell table:style-name="ce481" office:value-type="string">
            <text:p>- Go to My profile and select Activity</text:p>
          </table:table-cell>
          <table:table-cell table:style-name="ce481" office:value-type="string">
            <text:p>- Show link is shared in activity of member</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3];6;1)&gt;MID([.F92];6;1);&quot;&quot;;MAX([.A$7:.A92])+1)" office:value-type="float" office:value="29">
            <text:p>29.00</text:p>
          </table:table-cell>
          <table:table-cell table:style-name="ce465" office:value-type="string">
            <text:p>FNC_SOC_PEO_DBD_28</text:p>
          </table:table-cell>
          <table:table-cell office:value-type="float" office:value="1">
            <text:p>1.00</text:p>
          </table:table-cell>
          <table:table-cell office:value-type="string">
            <text:p>Portal\Dashboard\View link</text:p>
          </table:table-cell>
          <table:table-cell table:style-name="ce480" office:value-type="string">
            <text:p>View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4];6;1)&gt;MID([.F93];6;1);&quot;&quot;;MAX([.A$7:.A93])+1)">
            <text:p/>
          </table:table-cell>
          <table:table-cell table:style-name="ce465"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5];6;1)&gt;MID([.F94];6;1);&quot;&quot;;MAX([.A$7:.A94])+1)">
            <text:p/>
          </table:table-cell>
          <table:table-cell table:style-name="ce465"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table:style-name="ce481" office:value-type="string">
            <text:p>Step 3: View link</text:p>
          </table:table-cell>
          <table:table-cell table:style-name="ce489" office:value-type="string">
            <text:p><text:span text:style-name="T55">- Click on icon of maximize view</text:span></text:p>
            <text:p><text:span text:style-name="T55">- Select a link on list in gadget and click </text:span><text:span text:style-name="T56">View link</text:span></text:p>
          </table:table-cell>
          <table:table-cell table:style-name="ce481" office:value-type="string">
            <text:p><text:span text:style-name="T9">- Show content of gadget at maximize</text:span></text:p>
            <text:p><text:span text:style-name="T9">- This link is displayed on other tab of browser</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0:14: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4T10:14:27</dc:date>
    <meta:print-date>2008-06-17T00:45:47</meta:print-date>
    <dc:language>en-US</dc:language>
    <meta:editing-cycles>1090</meta:editing-cycles>
    <meta:editing-duration>P14DT8H36M50S</meta:editing-duration>
    <dc:creator>exoplatform </dc:creator>
    <meta:document-statistic meta:table-count="8" meta:cell-count="6471" meta:object-count="0"/>
    <meta:user-defined meta:name="Info 1"/>
    <meta:user-defined meta:name="Info 2"/>
    <meta:user-defined meta:name="Info 3"/>
    <meta:user-defined meta:name="Info 4"/>
  </office:meta>
</office:document-meta>
</file>